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.5pt"/>
    </style:style>
    <style:style style:name="co3" style:family="table-column">
      <style:table-column-properties fo:break-before="auto" style:column-width="45.21pt"/>
    </style:style>
    <style:style style:name="co4" style:family="table-column">
      <style:table-column-properties fo:break-before="auto" style:column-width="10.6pt"/>
    </style:style>
    <style:style style:name="co5" style:family="table-column">
      <style:table-column-properties fo:break-before="auto" style:column-width="13.75pt"/>
    </style:style>
    <style:style style:name="co6" style:family="table-column">
      <style:table-column-properties fo:break-before="auto" style:column-width="13.15pt"/>
    </style:style>
    <style:style style:name="co7" style:family="table-column">
      <style:table-column-properties fo:break-before="auto" style:column-width="13.66pt"/>
    </style:style>
    <style:style style:name="co8" style:family="table-column">
      <style:table-column-properties fo:break-before="auto" style:column-width="4.51pt"/>
    </style:style>
    <style:style style:name="co9" style:family="table-column">
      <style:table-column-properties fo:break-before="auto" style:column-width="13.49pt"/>
    </style:style>
    <style:style style:name="co10" style:family="table-column">
      <style:table-column-properties fo:break-before="auto" style:column-width="8.16pt"/>
    </style:style>
    <style:style style:name="co11" style:family="table-column">
      <style:table-column-properties fo:break-before="auto" style:column-width="11.31pt"/>
    </style:style>
    <style:style style:name="co12" style:family="table-column">
      <style:table-column-properties fo:break-before="auto" style:column-width="10.8pt"/>
    </style:style>
    <style:style style:name="co13" style:family="table-column">
      <style:table-column-properties fo:break-before="auto" style:column-width="10.06pt"/>
    </style:style>
    <style:style style:name="co14" style:family="table-column">
      <style:table-column-properties fo:break-before="auto" style:column-width="7.71pt"/>
    </style:style>
    <style:style style:name="co15" style:family="table-column">
      <style:table-column-properties fo:break-before="auto" style:column-width="2.89pt"/>
    </style:style>
    <style:style style:name="co16" style:family="table-column">
      <style:table-column-properties fo:break-before="auto" style:column-width="45.3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2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3" style:family="table-cell" style:parent-style-name="Default">
      <style:table-cell-properties fo:border-bottom="none" fo:border-left="none" fo:border-right="none" fo:border-top="0.74pt solid #000000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6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7" style:family="table-cell" style:parent-style-name="Default">
      <style:text-properties fo:font-size="6pt" style:font-size-asian="6pt" style:font-size-complex="6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0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1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2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14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rotation-angle="270" style:rotation-align="none"/>
    </style:style>
    <style:style style:name="ce17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ffff00" fo:border="0.74pt solid #000000" style:rotation-angle="270" style:vertical-align="top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order-left="0.74pt solid #000000" fo:border-right="0.74pt solid #000000" fo:border-top="none"/>
    </style:style>
    <style:style style:name="ce2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7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4pt" style:font-size-asian="4pt" style:font-size-complex="4pt"/>
    </style:style>
    <style:style style:name="ce29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6pt" style:font-size-asian="6pt" style:font-size-complex="6pt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-bottom="0.74pt solid #999999" fo:border-left="none" fo:border-right="none" fo:border-top="none"/>
    </style:style>
    <style:style style:name="ce33" style:family="table-cell" style:parent-style-name="Default">
      <style:table-cell-properties fo:border-bottom="none" fo:border-left="none" fo:border-right="none" fo:border-top="0.74pt solid #999999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37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0" calcext:value-type="float" table:number-columns-spanned="1" table:number-rows-spanned="2">
            <text:p>0</text:p>
          </table:table-cell>
          <table:table-cell table:style-name="ce34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table-cell table:number-columns-repeated="32"/>
          <table:table-cell table:style-name="ce11" office:value-type="string" calcext:value-type="string" table:number-columns-spanned="1" table:number-rows-spanned="28">
            <text:p>Adam (1. G)</text:p>
          </table:table-cell>
          <table:table-cell table:style-name="ce30"/>
          <table:table-cell table:style-name="ce3"/>
          <table:table-cell table:style-name="ce30"/>
          <table:covered-table-cell table:number-columns-repeated="2"/>
          <table:table-cell/>
        </table:table-row>
        <table:table-row table:style-name="ro2">
          <table:table-cell table:number-columns-repeated="32"/>
          <table:covered-table-cell table:style-name="ce25"/>
          <table:table-cell table:style-name="ce30"/>
          <table:table-cell table:number-columns-repeated="5"/>
        </table:table-row>
        <table:table-row table:style-name="ro2">
          <table:table-cell table:number-columns-repeated="32"/>
          <table:covered-table-cell table:style-name="ce25"/>
          <table:table-cell table:style-name="ce30"/>
          <table:table-cell table:style-name="ce31"/>
          <table:table-cell table:style-name="ce30"/>
          <table:table-cell table:style-name="ce34" office:value-type="float" office:value="130" calcext:value-type="float" table:number-columns-spanned="1" table:number-rows-spanned="2">
            <text:p>130</text:p>
          </table:table-cell>
          <table:table-cell table:number-columns-repeated="2"/>
        </table:table-row>
        <table:table-row table:style-name="ro2">
          <table:table-cell table:number-columns-repeated="32"/>
          <table:covered-table-cell table:style-name="ce25"/>
          <table:table-cell table:style-name="ce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table-cell table:style-name="ce11" office:value-type="string" calcext:value-type="string" table:number-columns-spanned="1" table:number-rows-spanned="30">
            <text:p>Seth (2. G)</text:p>
          </table:table-cell>
          <table:table-cell table:number-columns-repeated="2"/>
          <table:covered-table-cell table:style-name="ce25"/>
          <table:table-cell table:style-name="ce30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 table:style-name="ce25"/>
          <table:table-cell table:style-name="ce30"/>
          <table:table-cell table:style-name="ce31"/>
          <table:table-cell table:style-name="ce30"/>
          <table:table-cell table:style-name="ce34" office:value-type="float" office:value="235" calcext:value-type="float" table:number-columns-spanned="1" table:number-rows-spanned="2">
            <text:p>235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 table:style-name="ce25"/>
          <table:table-cell table:style-name="ce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6" office:value-type="string" calcext:value-type="string" table:number-columns-spanned="1" table:number-rows-spanned="36">
            <text:p>Von Geburt Enosch bis zum Tod seines Sohnes Kenan: 1000 Jahre</text:p>
          </table:table-cell>
          <table:table-cell table:number-columns-repeated="20"/>
          <table:table-cell table:style-name="ce11" office:value-type="string" calcext:value-type="string" table:number-columns-spanned="1" table:number-rows-spanned="33">
            <text:p>Enosch (3. G)</text:p>
          </table:table-cell>
          <table:table-cell/>
          <table:covered-table-cell/>
          <table:table-cell table:number-columns-repeated="2"/>
          <table:covered-table-cell table:style-name="ce25"/>
          <table:table-cell table:style-name="ce30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1"/>
          <table:table-cell table:style-name="ce30"/>
          <table:table-cell table:style-name="ce34" office:value-type="float" office:value="325" calcext:value-type="float" table:number-columns-spanned="1" table:number-rows-spanned="2">
            <text:p>32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20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table-cell table:style-name="ce12" office:value-type="string" calcext:value-type="string" table:number-columns-spanned="1" table:number-rows-spanned="33">
            <text:p>Kenan (4. G)</text:p>
          </table:table-cell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1"/>
          <table:table-cell table:style-name="ce30"/>
          <table:table-cell table:style-name="ce34" office:value-type="float" office:value="395" calcext:value-type="float" table:number-columns-spanned="1" table:number-rows-spanned="2">
            <text:p>395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7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table-cell table:style-name="ce12" office:value-type="string" calcext:value-type="string" table:number-columns-spanned="1" table:number-rows-spanned="33">
            <text:p>Mahalel (5. G)</text:p>
          </table:table-cell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1"/>
          <table:table-cell table:style-name="ce30"/>
          <table:table-cell table:style-name="ce34" office:value-type="float" office:value="460" calcext:value-type="float" table:number-columns-spanned="1" table:number-rows-spanned="2">
            <text:p>4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4"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2"/>
          <table:table-cell table:style-name="ce11" office:value-type="string" calcext:value-type="string" table:number-columns-spanned="1" table:number-rows-spanned="33">
            <text:p>Jered (6. G)</text:p>
          </table:table-cell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2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1"/>
          <table:table-cell table:style-name="ce30"/>
          <table:table-cell table:style-name="ce34" office:value-type="float" office:value="622" calcext:value-type="float" table:number-columns-spanned="1" table:number-rows-spanned="2">
            <text:p>62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2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0"/>
          <table:table-cell table:style-name="ce12" office:value-type="string" calcext:value-type="string" table:number-columns-spanned="1" table:number-rows-spanned="12">
            <text:p>Henoch (7. G)</text:p>
          </table:table-cell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10"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1"/>
          <table:table-cell table:style-name="ce30"/>
          <table:table-cell table:style-name="ce34" office:value-type="float" office:value="687" calcext:value-type="float" table:number-columns-spanned="1" table:number-rows-spanned="2">
            <text:p>6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10"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8"/>
          <table:table-cell table:style-name="ce12" office:value-type="string" calcext:value-type="string" table:number-columns-spanned="1" table:number-rows-spanned="43">
            <text:p>Methusala (8. G)</text:p>
          </table:table-cell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1"/>
          <table:table-cell table:style-name="ce30"/>
          <table:table-cell table:style-name="ce34" office:value-type="float" office:value="874" calcext:value-type="float" table:number-columns-spanned="1" table:number-rows-spanned="2">
            <text:p>874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7"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table-cell table:style-name="ce11" office:value-type="string" calcext:value-type="string" table:number-columns-spanned="1" table:number-rows-spanned="37">
            <text:p>Lamech (9. G)</text:p>
          </table:table-cell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number-columns-repeated="5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5"/>
          <table:table-cell table:style-name="ce30"/>
          <table:table-cell table:style-name="ce31"/>
          <table:table-cell table:style-name="ce30"/>
          <table:table-cell table:style-name="ce34" office:value-type="float" office:value="930" calcext:value-type="float" table:number-columns-spanned="1" table:number-rows-spanned="2">
            <text:p>93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2"/>
          <table:covered-table-cell table:style-name="ce26"/>
          <table:table-cell table:style-name="ce30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987" calcext:value-type="float" table:number-columns-spanned="1" table:number-rows-spanned="2">
            <text:p>987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/>
          <table:covered-table-cell table:style-name="ce8"/>
          <table:table-cell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1042" calcext:value-type="float" table:number-columns-spanned="1" table:number-rows-spanned="2">
            <text:p>104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1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1056" calcext:value-type="float" table:number-columns-spanned="1" table:number-rows-spanned="2">
            <text:p>10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6"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table-cell table:style-name="ce11" office:value-type="string" calcext:value-type="string" table:number-columns-spanned="1" table:number-rows-spanned="67">
            <text:p>Noah (10. G)</text:p>
          </table:table-cell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11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1140" calcext:value-type="float" table:number-columns-spanned="1" table:number-rows-spanned="2">
            <text:p>114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2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14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9"/>
          <table:table-cell table:style-name="ce31"/>
          <table:table-cell table:style-name="ce30"/>
          <table:table-cell table:style-name="ce34" office:value-type="float" office:value="1235" calcext:value-type="float" table:number-columns-spanned="1" table:number-rows-spanned="2">
            <text:p>1235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5:14</text:p>
          </table:table-cell>
          <table:table-cell table:style-name="ce2"/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2"/>
          <table:covered-table-cell table:style-name="ce8"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9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17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12"/>
          <table:table-cell table:style-name="ce31"/>
          <table:table-cell table:style-name="ce30"/>
          <table:table-cell table:style-name="ce34" office:value-type="float" office:value="1290" calcext:value-type="float" table:number-columns-spanned="1" table:number-rows-spanned="2">
            <text:p>1290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 table:number-columns-repeated="19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 table:number-columns-repeated="14"/>
          <table:table-cell table:style-name="ce31"/>
          <table:table-cell table:style-name="ce30"/>
          <table:table-cell table:style-name="ce34" office:value-type="float" office:value="1422" calcext:value-type="float" table:number-columns-spanned="1" table:number-rows-spanned="2">
            <text:p>1422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5"/>
          <table:covered-table-cell/>
          <table:table-cell table:number-columns-repeated="3"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style-name="ce15"/>
          <table:covered-table-cell/>
          <table:table-cell table:number-columns-repeated="23"/>
        </table:table-row>
        <table:table-row table:style-name="ro2">
          <table:table-cell table:style-name="ce1" office:value-type="string" calcext:value-type="string" table:number-columns-spanned="1" table:number-rows-spanned="2">
            <text:p>1. Mo 6:30</text:p>
          </table:table-cell>
          <table:table-cell table:style-name="ce2"/>
          <table:table-cell table:number-columns-repeated="9"/>
          <table:covered-table-cell/>
          <table:table-cell/>
          <table:covered-table-cell/>
          <table:table-cell table:style-name="ce15"/>
          <table:covered-table-cell/>
          <table:table-cell table:number-columns-repeated="18"/>
          <table:table-cell table:style-name="ce31"/>
          <table:table-cell table:style-name="ce30"/>
          <table:table-cell table:style-name="ce34" office:value-type="float" office:value="1536" calcext:value-type="float" table:number-columns-spanned="1" table:number-rows-spanned="2">
            <text:p>1536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6" office:value-type="string" calcext:value-type="string" table:number-columns-spanned="1" table:number-rows-spanned="13">
            <text:p>Gptt gibt 120 Jahre bis zur Flut</text:p>
          </table:table-cell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9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9"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23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8"/>
          <table:table-cell table:style-name="ce31"/>
          <table:table-cell table:style-name="ce30"/>
          <table:table-cell table:style-name="ce34" office:value-type="float" office:value="1556" calcext:value-type="float" table:number-columns-spanned="1" table:number-rows-spanned="2">
            <text:p>1556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23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8"/>
          <table:table-cell table:style-name="ce31"/>
          <table:table-cell table:style-name="ce30"/>
          <table:table-cell table:style-name="ce34" office:value-type="float" office:value="1558" calcext:value-type="float" table:number-columns-spanned="1" table:number-rows-spanned="2">
            <text:p>15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3"/>
          <table:table-cell table:style-name="ce11" office:value-type="string" calcext:value-type="string" table:number-columns-spanned="1" table:number-rows-spanned="106">
            <text:p>Sem (11. G)</text:p>
          </table:table-cell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3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1651" calcext:value-type="float" table:number-columns-spanned="1" table:number-rows-spanned="2">
            <text:p>16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/>
          <table:covered-table-cell/>
          <table:table-cell table:style-name="ce15"/>
          <table:covered-table-cell/>
          <table:table-cell table:number-columns-repeated="13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5"/>
          <table:covered-table-cell/>
          <table:table-cell table:number-columns-repeated="13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table-cell table:style-name="ce15"/>
          <table:covered-table-cell/>
          <table:table-cell table:number-columns-repeated="13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1656" calcext:value-type="float" table:number-columns-spanned="1" table:number-rows-spanned="2">
            <text:p>165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2"/>
          <table:table-cell table:style-name="ce15"/>
          <table:covered-table-cell/>
          <table:table-cell table:number-columns-repeated="13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2"/>
          <table:table-cell table:style-name="ce27" office:value-type="string" calcext:value-type="string" table:number-columns-spanned="1" table:number-rows-spanned="3">
            <text:p>Flut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657" calcext:value-type="float" table:number-columns-spanned="1" table:number-rows-spanned="2">
            <text:p>16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1658" calcext:value-type="float" table:number-columns-spanned="1" table:number-rows-spanned="2">
            <text:p>165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2"/>
          <table:table-cell table:style-name="ce11" office:value-type="string" calcext:value-type="string" table:number-columns-spanned="1" table:number-rows-spanned="66">
            <text:p>Arpaksad (12. G)</text:p>
          </table:table-cell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693" calcext:value-type="float" table:number-columns-spanned="1" table:number-rows-spanned="2">
            <text:p>169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7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table-cell table:style-name="ce11" office:value-type="string" calcext:value-type="string" table:number-columns-spanned="1" table:number-rows-spanned="80">
            <text:p>Schelach (13. G)</text:p>
          </table:table-cell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723" calcext:value-type="float" table:number-columns-spanned="1" table:number-rows-spanned="2">
            <text:p>172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table-cell table:style-name="ce11" office:value-type="string" calcext:value-type="string" table:number-columns-spanned="1" table:number-rows-spanned="101">
            <text:p>Heber (14. G)</text:p>
          </table:table-cell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757" calcext:value-type="float" table:number-columns-spanned="1" table:number-rows-spanned="2">
            <text:p>175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table-cell table:style-name="ce11" office:value-type="string" calcext:value-type="string" table:number-columns-spanned="1" table:number-rows-spanned="18">
            <text:p>Peleg (15. G)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787" calcext:value-type="float" table:number-columns-spanned="1" table:number-rows-spanned="2">
            <text:p>178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table-cell table:style-name="ce11" office:value-type="string" calcext:value-type="string" table:number-columns-spanned="1" table:number-rows-spanned="31">
            <text:p>Reghu (16. G)</text:p>
          </table:table-cell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819" calcext:value-type="float" table:number-columns-spanned="1" table:number-rows-spanned="2">
            <text:p>181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table-cell table:style-name="ce11" office:value-type="string" calcext:value-type="string" table:number-columns-spanned="1" table:number-rows-spanned="32">
            <text:p>Serug (17. G)</text:p>
          </table:table-cell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849" calcext:value-type="float" table:number-columns-spanned="1" table:number-rows-spanned="2">
            <text:p>184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3"/>
          <table:table-cell table:style-name="ce11" office:value-type="string" calcext:value-type="string" table:number-columns-spanned="1" table:number-rows-spanned="12">
            <text:p>Nahor (18. G)</text:p>
          </table:table-cell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878" calcext:value-type="float" table:number-columns-spanned="1" table:number-rows-spanned="2">
            <text:p>187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table-cell table:style-name="ce11" office:value-type="string" calcext:value-type="string" table:number-columns-spanned="1" table:number-rows-spanned="27">
            <text:p>Tarah (19. G)</text:p>
          </table:table-cell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948" calcext:value-type="float" table:number-columns-spanned="1" table:number-rows-spanned="2">
            <text:p>194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996" calcext:value-type="float" table:number-columns-spanned="1" table:number-rows-spanned="2">
            <text:p>199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1997" calcext:value-type="float" table:number-columns-spanned="1" table:number-rows-spanned="2">
            <text:p>199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/>
          <table:covered-table-cell/>
          <table:table-cell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06" calcext:value-type="float" table:number-columns-spanned="1" table:number-rows-spanned="2">
            <text:p>200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08" calcext:value-type="float" table:number-columns-spanned="1" table:number-rows-spanned="2">
            <text:p>2008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1" office:value-type="string" calcext:value-type="string" table:number-columns-spanned="1" table:number-rows-spanned="68">
            <text:p>Abraham (20. G)</text:p>
          </table:table-cell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18" calcext:value-type="float" table:number-columns-spanned="1" table:number-rows-spanned="2">
            <text:p>201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table-cell table:style-name="ce11" office:value-type="string" calcext:value-type="string" table:number-columns-spanned="1" table:number-rows-spanned="47">
            <text:p>Sarah</text:p>
          </table:table-cell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26" calcext:value-type="float" table:number-columns-spanned="1" table:number-rows-spanned="2">
            <text:p>202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49" calcext:value-type="float" table:number-columns-spanned="1" table:number-rows-spanned="2">
            <text:p>2049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0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/>
          <table:covered-table-cell/>
          <table:table-cell table:number-columns-repeated="10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83" calcext:value-type="float" table:number-columns-spanned="1" table:number-rows-spanned="2">
            <text:p>2083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2:4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Apg 7:4</text:p>
          </table:table-cell>
          <table:table-cell table:style-name="ce2" table:number-columns-repeated="3"/>
          <table:table-cell table:number-columns-repeated="3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style-name="ce3" table:number-columns-repeated="3"/>
          <table:table-cell table:style-name="ce5" office:value-type="string" calcext:value-type="string" table:number-columns-spanned="2" table:number-rows-spanned="5">
            <text:p>Abrahm zieht aus Haran</text:p>
          </table:table-cell>
          <table:covered-table-cell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88" calcext:value-type="float" table:number-columns-spanned="1" table:number-rows-spanned="2">
            <text:p>208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92" calcext:value-type="float" table:number-columns-spanned="1" table:number-rows-spanned="2">
            <text:p>2092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93" calcext:value-type="float" table:number-columns-spanned="1" table:number-rows-spanned="2">
            <text:p>2093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94" calcext:value-type="float" table:number-columns-spanned="1" table:number-rows-spanned="2">
            <text:p>2094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6:16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1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7"/>
          <table:covered-table-cell/>
          <table:table-cell/>
          <table:covered-table-cell/>
          <table:table-cell table:number-columns-repeated="9"/>
          <table:table-cell table:style-name="ce11" office:value-type="string" calcext:value-type="string" table:number-columns-spanned="1" table:number-rows-spanned="52">
            <text:p>Isma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096" calcext:value-type="float" table:number-columns-spanned="1" table:number-rows-spanned="2">
            <text:p>2096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2107" calcext:value-type="float" table:number-columns-spanned="1" table:number-rows-spanned="2">
            <text:p>2107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7"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10">
            <text:p>Bundeschliessung. Abraham 99, Ismael 13 jährig, </text:p>
          </table:table-cell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5"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5"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style-name="ce1" office:value-type="string" calcext:value-type="string" table:number-columns-spanned="1" table:number-rows-spanned="2">
            <text:p>1. Mo 17:24</text:p>
          </table:table-cell>
          <table:table-cell table:style-name="ce2"/>
          <table:table-cell table:number-columns-repeated="4"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2"/>
          <table:table-cell table:style-name="ce5" office:value-type="string" calcext:value-type="string" table:number-columns-spanned="1" table:number-rows-spanned="10">
            <text:p>Sodom und Gomorra</text:p>
          </table:table-cell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2108" calcext:value-type="float" table:number-columns-spanned="1" table:number-rows-spanned="2">
            <text:p>210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7"/>
          <table:table-cell table:style-name="ce11" office:value-type="string" calcext:value-type="string" table:number-columns-spanned="1" table:number-rows-spanned="80">
            <text:p>Isaak</text:p>
          </table:table-cell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2121" calcext:value-type="float" table:number-columns-spanned="1" table:number-rows-spanned="2">
            <text:p>2121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2126" calcext:value-type="float" table:number-columns-spanned="1" table:number-rows-spanned="2">
            <text:p>2126</text:p>
          </table:table-cell>
          <table:table-cell table:number-columns-repeated="2"/>
        </table:table-row>
        <table:table-row table:style-name="ro2">
          <table:table-cell table:number-columns-repeated="4"/>
          <table:covered-table-cell/>
          <table:table-cell table:number-columns-repeated="4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2145" calcext:value-type="float" table:number-columns-spanned="1" table:number-rows-spanned="2">
            <text:p>2145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2148" calcext:value-type="float" table:number-columns-spanned="1" table:number-rows-spanned="2">
            <text:p>2148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25:20</text:p>
          </table:table-cell>
          <table:table-cell table:style-name="ce2"/>
          <table:table-cell table:number-columns-repeated="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5" office:value-type="string" calcext:value-type="string" table:number-columns-spanned="2" table:number-rows-spanned="7">
            <text:p>Isaak 40 j, heiratet Rebekka</text:p>
          </table:table-cell>
          <table:covered-table-cell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2158" calcext:value-type="float" table:number-columns-spanned="1" table:number-rows-spanned="2">
            <text:p>215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2168" calcext:value-type="float" table:number-columns-spanned="1" table:number-rows-spanned="2">
            <text:p>2168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table-cell table:style-name="ce11" office:value-type="string" calcext:value-type="string" table:number-columns-spanned="1" table:number-rows-spanned="21">
            <text:p>Jakob</text:p>
          </table:table-cell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0"/>
          <table:table-cell table:style-name="ce30"/>
          <table:table-cell table:number-columns-repeated="3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2167" calcext:value-type="float" table:number-columns-spanned="1" table:number-rows-spanned="2">
            <text:p>216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2183" calcext:value-type="float" table:number-columns-spanned="1" table:number-rows-spanned="2">
            <text:p>2183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2187" calcext:value-type="float" table:number-columns-spanned="1" table:number-rows-spanned="2">
            <text:p>2187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208" calcext:value-type="float" table:number-columns-spanned="1" table:number-rows-spanned="2">
            <text:p>2208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231" calcext:value-type="float" table:number-columns-spanned="1" table:number-rows-spanned="2">
            <text:p>2231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1"/>
          <table:table-cell table:style-name="ce30"/>
          <table:table-cell table:style-name="ce34" office:value-type="float" office:value="2245" calcext:value-type="float" table:number-columns-spanned="1" table:number-rows-spanned="2">
            <text:p>224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table-cell table:style-name="ce14" office:value-type="string" calcext:value-type="string" table:number-columns-spanned="1" table:number-rows-spanned="9">
            <text:p>7 Jahre bei Laban</text:p>
          </table:table-cell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1"/>
          <table:table-cell table:style-name="ce30"/>
          <table:table-cell table:style-name="ce34" office:value-type="float" office:value="2252" calcext:value-type="float" table:number-columns-spanned="1" table:number-rows-spanned="2">
            <text:p>2252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table-cell table:style-name="ce14" office:value-type="string" calcext:value-type="string" table:number-columns-spanned="1" table:number-rows-spanned="18">
            <text:p>Weitere 13 Jahre bei Laban</text:p>
          </table:table-cell>
          <table:table-cell/>
          <table:covered-table-cell/>
          <table:table-cell table:number-columns-repeated="15"/>
          <table:table-cell table:style-name="ce30"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1"/>
          <table:table-cell table:style-name="ce30"/>
          <table:table-cell table:style-name="ce34" office:value-type="float" office:value="2253" calcext:value-type="float" table:number-columns-spanned="1" table:number-rows-spanned="2">
            <text:p>225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1"/>
          <table:table-cell table:style-name="ce30"/>
          <table:table-cell table:style-name="ce34" office:value-type="float" office:value="2254" calcext:value-type="float" table:number-columns-spanned="1" table:number-rows-spanned="2">
            <text:p>225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1"/>
          <table:table-cell table:style-name="ce30"/>
          <table:table-cell table:style-name="ce34" office:value-type="float" office:value="2255" calcext:value-type="float" table:number-columns-spanned="1" table:number-rows-spanned="2">
            <text:p>225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9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1"/>
          <table:table-cell table:style-name="ce30"/>
          <table:table-cell table:style-name="ce34" office:value-type="float" office:value="2259" calcext:value-type="float" table:number-columns-spanned="1" table:number-rows-spanned="2">
            <text:p>2259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table-cell table:style-name="ce12" office:value-type="string" calcext:value-type="string" table:number-columns-spanned="1" table:number-rows-spanned="42">
            <text:p>Joseph</text:p>
          </table:table-cell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265" calcext:value-type="float" table:number-columns-spanned="1" table:number-rows-spanned="2">
            <text:p>226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table-cell table:style-name="ce11" table:number-columns-spanned="1" table:number-rows-spanned="27"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276" calcext:value-type="float" table:number-columns-spanned="1" table:number-rows-spanned="2">
            <text:p>2276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287" calcext:value-type="float" table:number-columns-spanned="1" table:number-rows-spanned="2">
            <text:p>2287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288" calcext:value-type="float" table:number-columns-spanned="1" table:number-rows-spanned="2">
            <text:p>2288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 table:number-columns-repeated="12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17"/>
          <table:covered-table-cell/>
          <table:table-cell table:number-columns-repeated="14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289" calcext:value-type="float" table:number-columns-spanned="1" table:number-rows-spanned="2">
            <text:p>2289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9">
            <text:p>7 Jahre Ueberfluss</text:p>
          </table:table-cell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293" calcext:value-type="float" table:number-columns-spanned="1" table:number-rows-spanned="2">
            <text:p>229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294" calcext:value-type="float" table:number-columns-spanned="1" table:number-rows-spanned="2">
            <text:p>229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296" calcext:value-type="float" table:number-columns-spanned="1" table:number-rows-spanned="2">
            <text:p>229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9"/>
          <table:table-cell table:style-name="ce6" office:value-type="string" calcext:value-type="string" table:number-columns-spanned="1" table:number-rows-spanned="7">
            <text:p>7 Jahre Hunger</text:p>
          </table:table-cell>
          <table:table-cell table:number-columns-repeated="7"/>
          <table:covered-table-cell/>
          <table:table-cell table:number-columns-repeated="14"/>
          <table:covered-table-cell table:style-name="ce8"/>
          <table:table-cell table:style-name="ce8"/>
          <table:table-cell/>
          <table:table-cell table:style-name="ce30"/>
          <table:table-cell table:number-columns-repeated="3"/>
        </table:table-row>
        <table:table-row table:style-name="ro2">
          <table:table-cell table:number-columns-repeated="9"/>
          <table:covered-table-cell/>
          <table:table-cell table:number-columns-repeated="7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9"/>
          <table:covered-table-cell/>
          <table:table-cell table:number-columns-repeated="7"/>
          <table:covered-table-cell/>
          <table:table-cell table:number-columns-repeated="14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298" calcext:value-type="float" table:number-columns-spanned="1" table:number-rows-spanned="2">
            <text:p>2298</text:p>
          </table:table-cell>
          <table:table-cell table:number-columns-repeated="2"/>
        </table:table-row>
        <table:table-row table:style-name="ro2">
          <table:table-cell table:number-columns-repeated="9"/>
          <table:covered-table-cell/>
          <table:table-cell table:number-columns-repeated="7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39">
            <text:p>430 Jahre in Aegypten (2. Mo 12:40-41) – vgl Gal 3:17</text:p>
          </table:table-cell>
          <table:table-cell/>
          <table:covered-table-cell/>
          <table:table-cell table:number-columns-repeated="7"/>
          <table:table-cell table:style-name="ce11" office:value-type="string" calcext:value-type="string" table:number-columns-spanned="1" table:number-rows-spanned="7">
            <text:p>In Aegypten</text:p>
          </table:table-cell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7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/>
          <table:covered-table-cell/>
          <table:table-cell table:number-columns-repeated="7"/>
          <table:covered-table-cell/>
          <table:table-cell table:number-columns-repeated="14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303" calcext:value-type="float" table:number-columns-spanned="1" table:number-rows-spanned="2">
            <text:p>230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315" calcext:value-type="float" table:number-columns-spanned="1" table:number-rows-spanned="2">
            <text:p>2315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9"/>
          <table:covered-table-cell/>
          <table:table-cell table:number-columns-repeated="14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4"/>
          <table:covered-table-cell table:style-name="ce8"/>
          <table:table-cell table:style-name="ce8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24"/>
          <table:covered-table-cell table:style-name="ce8"/>
          <table:table-cell table:style-name="ce8"/>
          <table:table-cell table:style-name="ce31"/>
          <table:table-cell table:style-name="ce30"/>
          <table:table-cell table:style-name="ce34" office:value-type="float" office:value="2369" calcext:value-type="float" table:number-columns-spanned="1" table:number-rows-spanned="2">
            <text:p>2369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Mo 50:26</text:p>
          </table:table-cell>
          <table:table-cell table:style-name="ce2"/>
          <table:table-cell table:number-columns-repeated="5"/>
          <table:covered-table-cell/>
          <table:table-cell table:number-columns-repeated="24"/>
          <table:covered-table-cell table:style-name="ce8"/>
          <table:table-cell table:style-name="ce8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5"/>
          <table:covered-table-cell/>
          <table:table-cell table:number-columns-repeated="31"/>
        </table:table-row>
        <table:table-row table:style-name="ro2">
          <table:table-cell table:number-columns-repeated="7"/>
          <table:covered-table-cell/>
          <table:table-cell table:number-columns-repeated="31"/>
        </table:table-row>
        <table:table-row table:style-name="ro2">
          <table:table-cell table:number-columns-repeated="7"/>
          <table:covered-table-cell/>
          <table:table-cell table:number-columns-repeated="31"/>
        </table:table-row>
        <table:table-row table:style-name="ro2">
          <table:table-cell table:number-columns-repeated="7"/>
          <table:covered-table-cell/>
          <table:table-cell table:number-columns-repeated="26"/>
          <table:table-cell table:style-name="ce31"/>
          <table:table-cell table:style-name="ce30"/>
          <table:table-cell table:style-name="ce34" office:value-type="float" office:value="2644" calcext:value-type="float" table:number-columns-spanned="1" table:number-rows-spanned="2">
            <text:p>264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table-cell table:style-name="ce11" office:value-type="string" calcext:value-type="string" table:number-columns-spanned="1" table:number-rows-spanned="47">
            <text:p>Aaron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2647" calcext:value-type="float" table:number-columns-spanned="1" table:number-rows-spanned="2">
            <text:p>264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1" office:value-type="string" calcext:value-type="string" table:number-columns-spanned="1" table:number-rows-spanned="45">
            <text:p>Mose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covered-table-cell table:number-columns-repeated="2"/>
          <table:table-cell/>
          <table:table-cell table:style-name="ce31"/>
          <table:table-cell table:style-name="ce30"/>
          <table:table-cell table:style-name="ce34" office:value-type="float" office:value="2648" calcext:value-type="float" table:number-columns-spanned="1" table:number-rows-spanned="2">
            <text:p>264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covered-table-cell table:number-columns-repeated="2"/>
          <table:table-cell/>
          <table:table-cell table:style-name="ce31"/>
          <table:table-cell table:style-name="ce30"/>
          <table:table-cell table:style-name="ce34" office:value-type="float" office:value="2687" calcext:value-type="float" table:number-columns-spanned="1" table:number-rows-spanned="2">
            <text:p>268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table-cell table:style-name="ce5" office:value-type="float" office:value="41" calcext:value-type="float" table:number-columns-spanned="1" table:number-rows-spanned="2">
            <text:p>41</text:p>
          </table:table-cell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covered-table-cell table:number-columns-repeated="2"/>
          <table:table-cell/>
          <table:table-cell table:style-name="ce31"/>
          <table:table-cell table:style-name="ce30"/>
          <table:table-cell table:style-name="ce34" office:value-type="float" office:value="2708" calcext:value-type="float" table:number-columns-spanned="1" table:number-rows-spanned="2">
            <text:p>270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21"/>
          <table:covered-table-cell/>
          <table:table-cell/>
          <table:table-cell table:style-name="ce5" office:value-type="float" office:value="61" calcext:value-type="float" table:number-columns-spanned="1" table:number-rows-spanned="2">
            <text:p>61</text:p>
          </table:table-cell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8"/>
          <table:table-cell table:style-name="ce5" office:value-type="float" office:value="0" calcext:value-type="float" table:number-columns-spanned="1" table:number-rows-spanned="2">
            <text:p>0</text:p>
          </table:table-cell>
          <table:table-cell table:style-name="ce11" office:value-type="string" calcext:value-type="string" table:number-columns-spanned="1" table:number-rows-spanned="47">
            <text:p>Josua</text:p>
          </table:table-cell>
          <table:table-cell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8"/>
          <table:covered-table-cell table:number-columns-repeated="2"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709" calcext:value-type="float" table:number-columns-spanned="1" table:number-rows-spanned="2">
            <text:p>270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8"/>
          <table:table-cell table:style-name="ce5" office:value-type="float" office:value="1" calcext:value-type="float" table:number-columns-spanned="1" table:number-rows-spanned="2">
            <text:p>1</text:p>
          </table:table-cell>
          <table:covered-table-cell/>
          <table:table-cell/>
          <table:covered-table-cell/>
          <table:table-cell/>
          <table:table-cell table:style-name="ce5" office:value-type="float" office:value="62" calcext:value-type="float" table:number-columns-spanned="1" table:number-rows-spanned="2">
            <text:p>62</text:p>
          </table:table-cell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8"/>
          <table:covered-table-cell table:number-columns-repeated="2"/>
          <table:table-cell/>
          <table:covered-table-cell/>
          <table:table-cell/>
          <table:covered-table-cell table:style-name="ce5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8"/>
          <table:table-cell table:style-name="ce5" table:number-columns-spanned="1" table:number-rows-spanned="2"/>
          <table:covered-table-cell/>
          <table:table-cell/>
          <table:covered-table-cell/>
          <table:table-cell/>
          <table:table-cell table:style-name="ce5" table:number-columns-spanned="1" table:number-rows-spanned="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8"/>
          <table:covered-table-cell table:number-columns-repeated="2"/>
          <table:table-cell/>
          <table:covered-table-cell/>
          <table:table-cell/>
          <table:covered-table-cell table:number-columns-repeated="2"/>
          <table:table-cell/>
          <table:table-cell table:style-name="ce31"/>
          <table:table-cell table:style-name="ce30"/>
          <table:table-cell table:style-name="ce34" office:value-type="float" office:value="2727" calcext:value-type="float" table:number-columns-spanned="1" table:number-rows-spanned="2">
            <text:p>2727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19" calcext:value-type="float" table:number-columns-spanned="1" table:number-rows-spanned="4">
            <text:p>19</text:p>
          </table:table-cell>
          <table:covered-table-cell/>
          <table:table-cell/>
          <table:covered-table-cell/>
          <table:table-cell/>
          <table:table-cell table:style-name="ce5" office:value-type="float" office:value="80" calcext:value-type="float" table:number-columns-spanned="1" table:number-rows-spanned="4">
            <text:p>80</text:p>
          </table:table-cell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26"/>
          <table:covered-table-cell table:number-columns-repeated="2"/>
          <table:table-cell/>
          <table:covered-table-cell/>
          <table:table-cell/>
          <table:covered-table-cell table:number-columns-repeated="2"/>
          <table:table-cell/>
          <table:table-cell table:style-name="ce31"/>
          <table:table-cell table:style-name="ce30"/>
          <table:table-cell table:style-name="ce34" office:value-type="float" office:value="2728" calcext:value-type="float" table:number-columns-spanned="1" table:number-rows-spanned="2">
            <text:p>2728</text:p>
          </table:table-cell>
          <table:table-cell table:number-columns-repeated="2"/>
        </table:table-row>
        <table:table-row table:style-name="ro2">
          <table:table-cell table:number-columns-repeated="26"/>
          <table:table-cell table:style-name="ce5" office:value-type="float" office:value="20" calcext:value-type="float" table:number-columns-spanned="1" table:number-rows-spanned="7">
            <text:p>20</text:p>
          </table:table-cell>
          <table:covered-table-cell/>
          <table:table-cell/>
          <table:covered-table-cell/>
          <table:table-cell/>
          <table:table-cell table:style-name="ce5" office:value-type="float" office:value="81" calcext:value-type="float" table:number-columns-spanned="1" table:number-rows-spanned="7">
            <text:p>81</text:p>
          </table:table-cell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6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table-cell table:style-name="ce13" office:value-type="string" calcext:value-type="string" table:number-columns-spanned="1" table:number-rows-spanned="237">
            <text:p>479 Jahre bis zum Tempelbau (im 480. Jahr) – 1. Kö 6:1</text:p>
          </table:table-cell>
          <table:table-cell table:number-columns-repeated="3"/>
          <table:table-cell table:style-name="ce5" office:value-type="float" office:value="1" calcext:value-type="float" table:number-columns-spanned="1" table:number-rows-spanned="7">
            <text:p>1</text:p>
          </table:table-cell>
          <table:table-cell table:style-name="ce11" office:value-type="string" calcext:value-type="string" table:number-columns-spanned="1" table:number-rows-spanned="25">
            <text:p>40 Jahre Exodus</text:p>
          </table:table-cell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/>
          <table:table-cell table:style-name="ce31"/>
          <table:table-cell table:style-name="ce30"/>
          <table:table-cell table:style-name="ce34" office:value-type="float" office:value="2729" calcext:value-type="float" table:number-columns-spanned="1" table:number-rows-spanned="2">
            <text:p>2729</text:p>
          </table:table-cell>
          <table:table-cell table:style-name="ce7" office:value-type="string" calcext:value-type="string">
            <text:p>Das 2. Jahr des Exodus</text:p>
          </table:table-cell>
          <table:table-cell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table-cell table:style-name="ce5" office:value-type="float" office:value="21" calcext:value-type="float" table:number-columns-spanned="1" table:number-rows-spanned="2">
            <text:p>21</text:p>
          </table:table-cell>
          <table:covered-table-cell/>
          <table:table-cell/>
          <table:covered-table-cell/>
          <table:table-cell/>
          <table:table-cell table:style-name="ce5" office:value-type="float" office:value="82" calcext:value-type="float" table:number-columns-spanned="1" table:number-rows-spanned="2">
            <text:p>82</text:p>
          </table:table-cell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3"/>
          <table:table-cell table:style-name="ce5" office:value-type="float" office:value="2" calcext:value-type="float" table:number-columns-spanned="1" table:number-rows-spanned="2">
            <text:p>2</text:p>
          </table:table-cell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2767" calcext:value-type="float" table:number-columns-spanned="1" table:number-rows-spanned="2">
            <text:p>276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/>
          <table:table-cell table:style-name="ce5" office:value-type="float" office:value="59" calcext:value-type="float" table:number-columns-spanned="1" table:number-rows-spanned="7">
            <text:p>59</text:p>
          </table:table-cell>
          <table:covered-table-cell/>
          <table:table-cell/>
          <table:covered-table-cell/>
          <table:table-cell/>
          <table:table-cell table:style-name="ce5" office:value-type="float" office:value="120" calcext:value-type="float" table:number-columns-spanned="1" table:number-rows-spanned="5">
            <text:p>120</text:p>
          </table:table-cell>
          <table:covered-table-cell/>
          <table:table-cell table:number-columns-repeated="2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4"/>
          <table:covered-table-cell/>
          <table:table-cell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3"/>
          <table:table-cell table:style-name="ce5" office:value-type="float" office:value="40" calcext:value-type="float" table:number-columns-spanned="1" table:number-rows-spanned="7">
            <text:p>40</text:p>
          </table:table-cell>
          <table:covered-table-cell/>
          <table:table-cell/>
          <table:covered-table-cell table:number-columns-repeated="2"/>
          <table:table-cell table:number-columns-repeated="3"/>
          <table:covered-table-cell table:number-columns-repeated="2"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3"/>
          <table:covered-table-cell table:number-columns-repeated="2"/>
          <table:table-cell/>
          <table:covered-table-cell table:number-columns-repeated="2"/>
          <table:table-cell table:number-columns-repeated="3"/>
          <table:covered-table-cell table:number-columns-repeated="2"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table-cell table:style-name="ce11" office:value-type="string" calcext:value-type="string" table:number-columns-spanned="1" table:number-rows-spanned="117">
            <text:p>300 Jahre Hesbon (Ri 11:26)</text:p>
          </table:table-cell>
          <table:table-cell/>
          <table:covered-table-cell table:number-columns-repeated="2"/>
          <table:table-cell/>
          <table:covered-table-cell table:number-columns-repeated="2"/>
          <table:table-cell table:number-columns-repeated="3"/>
          <table:covered-table-cell table:number-columns-repeated="2"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6"/>
          <table:table-cell table:style-name="ce31"/>
          <table:table-cell table:style-name="ce30"/>
          <table:table-cell table:style-name="ce34" office:value-type="float" office:value="2768" calcext:value-type="float" table:number-columns-spanned="1" table:number-rows-spanned="2">
            <text:p>276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/>
          <table:covered-table-cell table:number-columns-repeated="2"/>
          <table:table-cell/>
          <table:table-cell table:style-name="ce5" office:value-type="float" office:value="60" calcext:value-type="float" table:number-columns-spanned="1" table:number-rows-spanned="2">
            <text:p>60</text:p>
          </table:table-cell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2774" calcext:value-type="float" table:number-columns-spanned="1" table:number-rows-spanned="2">
            <text:p>277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4"/>
          <table:table-cell table:style-name="ce5" office:value-type="float" office:value="66" calcext:value-type="float" table:number-columns-spanned="1" table:number-rows-spanned="2">
            <text:p>66</text:p>
          </table:table-cell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4"/>
          <table:covered-table-cell table:number-columns-repeated="2"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2818" calcext:value-type="float" table:number-columns-spanned="1" table:number-rows-spanned="2">
            <text:p>281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4"/>
          <table:table-cell table:style-name="ce5" office:value-type="float" office:value="110" calcext:value-type="float" table:number-columns-spanned="1" table:number-rows-spanned="2">
            <text:p>110</text:p>
          </table:table-cell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4"/>
          <table:covered-table-cell table:number-columns-repeated="2"/>
          <table:table-cell table:number-columns-repeated="11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819" calcext:value-type="float" table:number-columns-spanned="1" table:number-rows-spanned="2">
            <text:p>281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3"/>
          <table:table-cell table:style-name="ce14" office:value-type="string" calcext:value-type="string" table:number-columns-spanned="1" table:number-rows-spanned="12">
            <text:p>Knechtschaft durch Kuschan</text:p>
          </table:table-cell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820" calcext:value-type="float" table:number-columns-spanned="1" table:number-rows-spanned="2">
            <text:p>2820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3"/>
          <table:covered-table-cell/>
          <table:table-cell table:number-columns-repeated="5"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826" calcext:value-type="float" table:number-columns-spanned="1" table:number-rows-spanned="2">
            <text:p>2826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Ri 3:11</text:p>
          </table:table-cell>
          <table:table-cell table:style-name="ce2"/>
          <table:table-cell table:number-columns-repeated="11"/>
          <table:covered-table-cell/>
          <table:table-cell table:number-columns-repeated="5"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3"/>
          <table:table-cell table:style-name="ce6" office:value-type="string" calcext:value-type="string" table:number-columns-spanned="1" table:number-rows-spanned="7">
            <text:p>Land hat 40 Jahre Ruhe</text:p>
          </table:table-cell>
          <table:table-cell table:number-columns-repeated="13"/>
          <table:covered-table-cell/>
          <table:table-cell/>
          <table:covered-table-cell/>
          <table:table-cell table:number-columns-repeated="10"/>
          <table:table-cell table:style-name="ce13" office:value-type="string" calcext:value-type="string" table:number-columns-spanned="1" table:number-rows-spanned="8">
            <text:p>Othniel</text:p>
          </table:table-cell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3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3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1"/>
          <table:table-cell table:style-name="ce30"/>
          <table:table-cell table:style-name="ce34" office:value-type="float" office:value="2827" calcext:value-type="float" table:number-columns-spanned="1" table:number-rows-spanned="2">
            <text:p>2827</text:p>
          </table:table-cell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3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5"/>
          <table:covered-table-cell/>
          <table:table-cell table:number-columns-repeated="13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3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5"/>
          <table:covered-table-cell/>
          <table:table-cell table:number-columns-repeated="13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1"/>
          <table:table-cell table:style-name="ce30"/>
          <table:table-cell table:style-name="ce34" office:value-type="float" office:value="2858" calcext:value-type="float" table:number-columns-spanned="1" table:number-rows-spanned="2">
            <text:p>285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table-cell table:style-name="ce6" office:value-type="string" calcext:value-type="string" table:number-columns-spanned="1" table:number-rows-spanned="16">
            <text:p>80 Jahre Ruhe(?) - Moab/Ehud</text:p>
          </table:table-cell>
          <table:table-cell table:number-columns-repeated="11"/>
          <table:covered-table-cell/>
          <table:table-cell/>
          <table:covered-table-cell/>
          <table:table-cell table:number-columns-repeated="13"/>
          <table:table-cell table:style-name="ce30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859" calcext:value-type="float" table:number-columns-spanned="1" table:number-rows-spanned="2">
            <text:p>2859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table-cell table:style-name="ce13" office:value-type="string" calcext:value-type="string" table:number-columns-spanned="1" table:number-rows-spanned="4">
            <text:p>Eglon (K)</text:p>
          </table:table-cell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876" calcext:value-type="float" table:number-columns-spanned="1" table:number-rows-spanned="2">
            <text:p>2876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5"/>
          <table:covered-table-cell/>
          <table:table-cell table:number-columns-repeated="5"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table-cell table:style-name="ce13" office:value-type="string" calcext:value-type="string" table:number-columns-spanned="1" table:number-rows-spanned="8">
            <text:p>Ehud</text:p>
          </table:table-cell>
          <table:table-cell table:style-name="ce13"/>
          <table:table-cell table:number-columns-repeated="5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1"/>
          <table:table-cell table:style-name="ce30"/>
          <table:table-cell table:style-name="ce34" office:value-type="float" office:value="2877" calcext:value-type="float" table:number-columns-spanned="1" table:number-rows-spanned="2">
            <text:p>287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1"/>
          <table:table-cell table:style-name="ce30"/>
          <table:table-cell table:style-name="ce34" office:value-type="float" office:value="2938" calcext:value-type="float" table:number-columns-spanned="1" table:number-rows-spanned="2">
            <text:p>29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939" calcext:value-type="float" table:number-columns-spanned="1" table:number-rows-spanned="2">
            <text:p>293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958" calcext:value-type="float" table:number-columns-spanned="1" table:number-rows-spanned="2">
            <text:p>295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7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1"/>
          <table:table-cell table:style-name="ce30"/>
          <table:table-cell table:style-name="ce34" office:value-type="float" office:value="2959" calcext:value-type="float" table:number-columns-spanned="1" table:number-rows-spanned="2">
            <text:p>295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2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table-cell table:style-name="ce13" office:value-type="string" calcext:value-type="string" table:number-columns-spanned="1" table:number-rows-spanned="8">
            <text:p>Deborah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1"/>
          <table:table-cell table:style-name="ce30"/>
          <table:table-cell table:style-name="ce34" office:value-type="float" office:value="2978" calcext:value-type="float" table:number-columns-spanned="1" table:number-rows-spanned="2">
            <text:p>297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10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3" office:value-type="string" calcext:value-type="string" table:number-columns-spanned="1" table:number-rows-spanned="8">
            <text:p>Midianiter</text:p>
          </table:table-cell>
          <table:table-cell table:number-columns-repeated="7"/>
          <table:covered-table-cell/>
          <table:table-cell/>
          <table:covered-table-cell/>
          <table:table-cell table:number-columns-repeated="2"/>
          <table:table-cell table:style-name="ce11" office:value-type="string" calcext:value-type="string" table:number-columns-spanned="1" table:number-rows-spanned="15">
            <text:p>40 Jahre Ruhe (Ri 8:28)</text:p>
          </table:table-cell>
          <table:table-cell table:number-columns-repeated="14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2979" calcext:value-type="float" table:number-columns-spanned="1" table:number-rows-spanned="2">
            <text:p>2979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2985" calcext:value-type="float" table:number-columns-spanned="1" table:number-rows-spanned="2">
            <text:p>2985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table-cell table:style-name="ce13" office:value-type="string" calcext:value-type="string" table:number-columns-spanned="1" table:number-rows-spanned="7">
            <text:p>Gideon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1"/>
          <table:table-cell table:style-name="ce30"/>
          <table:table-cell table:style-name="ce34" office:value-type="float" office:value="2986" calcext:value-type="float" table:number-columns-spanned="1" table:number-rows-spanned="2">
            <text:p>2986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1"/>
          <table:table-cell table:style-name="ce30"/>
          <table:table-cell table:style-name="ce34" office:value-type="float" office:value="3018" calcext:value-type="float" table:number-columns-spanned="1" table:number-rows-spanned="2">
            <text:p>301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table-cell table:style-name="ce13" office:value-type="string" calcext:value-type="string" table:number-columns-spanned="1" table:number-rows-spanned="9">
            <text:p>Abimelech</text:p>
          </table:table-cell>
          <table:table-cell table:number-columns-repeated="9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019" calcext:value-type="float" table:number-columns-spanned="1" table:number-rows-spanned="2">
            <text:p>301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table-cell table:style-name="ce11" office:value-type="string" calcext:value-type="string" table:number-columns-spanned="1" table:number-rows-spanned="39">
            <text:p>Eli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021" calcext:value-type="float" table:number-columns-spanned="1" table:number-rows-spanned="2">
            <text:p>3021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table-cell table:style-name="ce13" office:value-type="string" calcext:value-type="string" table:number-columns-spanned="1" table:number-rows-spanned="6">
            <text:p>Tola</text:p>
          </table:table-cell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022" calcext:value-type="float" table:number-columns-spanned="1" table:number-rows-spanned="2">
            <text:p>302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044" calcext:value-type="float" table:number-columns-spanned="1" table:number-rows-spanned="2">
            <text:p>304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table-cell table:style-name="ce13" office:value-type="string" calcext:value-type="string" table:number-columns-spanned="1" table:number-rows-spanned="11">
            <text:p>Jair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045" calcext:value-type="float" table:number-columns-spanned="1" table:number-rows-spanned="2">
            <text:p>3045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050" calcext:value-type="float" table:number-columns-spanned="1" table:number-rows-spanned="2">
            <text:p>3050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3" office:value-type="string" calcext:value-type="string" table:number-columns-spanned="1" table:number-rows-spanned="7">
            <text:p>Ammoniter</text:p>
          </table:table-cell>
          <table:table-cell table:number-columns-repeated="7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066" calcext:value-type="float" table:number-columns-spanned="1" table:number-rows-spanned="2">
            <text:p>3066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  <table:table-cell table:style-name="ce13" office:value-type="string" calcext:value-type="string" table:number-columns-spanned="1" table:number-rows-spanned="9">
            <text:p>Jephtah</text:p>
          </table:table-cell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067" calcext:value-type="float" table:number-columns-spanned="1" table:number-rows-spanned="2">
            <text:p>306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072" calcext:value-type="float" table:number-columns-spanned="1" table:number-rows-spanned="2">
            <text:p>307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table-cell table:style-name="ce13" office:value-type="string" calcext:value-type="string" table:number-columns-spanned="1" table:number-rows-spanned="12">
            <text:p>Ibza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073" calcext:value-type="float" table:number-columns-spanned="1" table:number-rows-spanned="2">
            <text:p>3073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078" calcext:value-type="float" table:number-columns-spanned="1" table:number-rows-spanned="2">
            <text:p>307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table-cell table:style-name="ce13" office:value-type="string" calcext:value-type="string" table:number-columns-spanned="1" table:number-rows-spanned="25">
            <text:p>Eli richtet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079" calcext:value-type="float" table:number-columns-spanned="1" table:number-rows-spanned="2">
            <text:p>307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table-cell table:style-name="ce13" office:value-type="string" calcext:value-type="string" table:number-columns-spanned="1" table:number-rows-spanned="7">
            <text:p>Elon</text:p>
          </table:table-cell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080" calcext:value-type="float" table:number-columns-spanned="1" table:number-rows-spanned="2">
            <text:p>3080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089" calcext:value-type="float" table:number-columns-spanned="1" table:number-rows-spanned="2">
            <text:p>308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table-cell table:style-name="ce13" office:value-type="string" calcext:value-type="string" table:number-columns-spanned="1" table:number-rows-spanned="7">
            <text:p>Abdo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090" calcext:value-type="float" table:number-columns-spanned="1" table:number-rows-spanned="2">
            <text:p>3090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097" calcext:value-type="float" table:number-columns-spanned="1" table:number-rows-spanned="2">
            <text:p>309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table-cell table:style-name="ce13" office:value-type="string" calcext:value-type="string" table:number-columns-spanned="1" table:number-rows-spanned="22">
            <text:p>Philister</text:p>
          </table:table-cell>
          <table:table-cell table:number-columns-repeated="7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098" calcext:value-type="float" table:number-columns-spanned="1" table:number-rows-spanned="2">
            <text:p>309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117" calcext:value-type="float" table:number-columns-spanned="1" table:number-rows-spanned="2">
            <text:p>3117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/>
          <table:table-cell table:number-columns-repeated="7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7">
            <text:p>Eli stirbt 1111 Jahre nach Noah, 350 Jahre nach Aaron</text:p>
          </table:table-cell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9"/>
          <table:table-cell table:style-name="ce13" office:value-type="string" calcext:value-type="string" table:number-columns-spanned="1" table:number-rows-spanned="11">
            <text:p>Simson</text:p>
          </table:table-cell>
          <table:table-cell table:number-columns-repeated="5"/>
          <table:table-cell table:style-name="ce30"/>
          <table:table-cell table:number-columns-repeated="3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118" calcext:value-type="float" table:number-columns-spanned="1" table:number-rows-spanned="2">
            <text:p>3118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 table:number-columns-repeated="5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table-cell table:style-name="ce6" office:value-type="string" calcext:value-type="string" table:number-columns-spanned="1" table:number-rows-spanned="11">
            <text:p>Lade 30 Jahre in Kirjath-Jearim</text:p>
          </table:table-cell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9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124" calcext:value-type="float" table:number-columns-spanned="1" table:number-rows-spanned="2">
            <text:p>312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137" calcext:value-type="float" table:number-columns-spanned="1" table:number-rows-spanned="2">
            <text:p>3137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9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19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19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14"/>
          <table:table-cell table:style-name="ce31"/>
          <table:table-cell table:style-name="ce30"/>
          <table:table-cell table:style-name="ce34" office:value-type="float" office:value="3138" calcext:value-type="float" table:number-columns-spanned="1" table:number-rows-spanned="2">
            <text:p>3138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3"/>
          <table:covered-table-cell/>
          <table:table-cell table:number-columns-repeated="7"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9"/>
        </table:table-row>
        <table:table-row table:style-name="ro2">
          <table:table-cell table:number-columns-repeated="19"/>
          <table:covered-table-cell/>
          <table:table-cell table:number-columns-repeated="19"/>
        </table:table-row>
        <table:table-row table:style-name="ro2">
          <table:table-cell table:number-columns-repeated="19"/>
          <table:covered-table-cell/>
          <table:table-cell table:number-columns-repeated="19"/>
        </table:table-row>
        <table:table-row table:style-name="ro2">
          <table:table-cell table:number-columns-repeated="19"/>
          <table:covered-table-cell/>
          <table:table-cell table:number-columns-repeated="14"/>
          <table:table-cell table:style-name="ce31"/>
          <table:table-cell table:style-name="ce30"/>
          <table:table-cell table:style-name="ce34" office:value-type="float" office:value="3141" calcext:value-type="float" table:number-columns-spanned="1" table:number-rows-spanned="2">
            <text:p>3141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table-cell table:style-name="ce11" office:value-type="string" calcext:value-type="string" table:number-columns-spanned="1" table:number-rows-spanned="22">
            <text:p>David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152" calcext:value-type="float" table:number-columns-spanned="1" table:number-rows-spanned="2">
            <text:p>315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154" calcext:value-type="float" table:number-columns-spanned="1" table:number-rows-spanned="2">
            <text:p>315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158" calcext:value-type="float" table:number-columns-spanned="1" table:number-rows-spanned="2">
            <text:p>315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159" calcext:value-type="float" table:number-columns-spanned="1" table:number-rows-spanned="2">
            <text:p>315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162" calcext:value-type="float" table:number-columns-spanned="1" table:number-rows-spanned="2">
            <text:p>316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Sam 25:1</text:p>
          </table:table-cell>
          <table:table-cell table:style-name="ce2"/>
          <table:table-cell table:number-columns-repeated="17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5"/>
          <table:table-cell table:style-name="ce10" office:value-type="string" calcext:value-type="string" table:number-columns-spanned="1" table:number-rows-spanned="16">
            <text:p>Samuel stirbt</text:p>
          </table:table-cell>
          <table:table-cell table:number-columns-repeated="11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164" calcext:value-type="float" table:number-columns-spanned="1" table:number-rows-spanned="2">
            <text:p>3164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6"/>
          <table:table-cell table:style-name="ce16"/>
          <table:table-cell table:number-columns-repeated="4"/>
          <table:covered-table-cell/>
          <table:table-cell table:number-columns-repeated="1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table-cell table:style-name="ce28" office:value-type="string" calcext:value-type="string" table:number-columns-spanned="1" table:number-rows-spanned="2">
            <text:p>Hebron</text:p>
          </table:table-cell>
          <table:table-cell/>
          <table:table-cell table:style-name="ce31"/>
          <table:table-cell table:style-name="ce30"/>
          <table:table-cell table:style-name="ce34" office:value-type="float" office:value="3171" calcext:value-type="float" table:number-columns-spanned="1" table:number-rows-spanned="2">
            <text:p>3171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table-cell table:style-name="ce29" office:value-type="string" calcext:value-type="string" table:number-columns-spanned="1" table:number-rows-spanned="7">
            <text:p>Jerusalem</text:p>
          </table:table-cell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202" calcext:value-type="float" table:number-columns-spanned="1" table:number-rows-spanned="2">
            <text:p>3202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7"/>
          <table:table-cell table:style-name="ce11" office:value-type="string" calcext:value-type="string" table:number-columns-spanned="1" table:number-rows-spanned="28">
            <text:p>Rehabeam</text:p>
          </table:table-cell>
          <table:table-cell table:number-columns-repeated="4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03" calcext:value-type="float" table:number-columns-spanned="1" table:number-rows-spanned="2">
            <text:p>3203</text:p>
          </table:table-cell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7"/>
          <table:covered-table-cell/>
          <table:table-cell/>
          <table:table-cell table:style-name="ce21" office:value-type="string" calcext:value-type="string" table:number-columns-spanned="1" table:number-rows-spanned="24">
            <text:p>Salomo</text:p>
          </table:table-cell>
          <table:table-cell table:number-columns-repeated="9"/>
        </table:table-row>
        <table:table-row table:style-name="ro2">
          <table:table-cell table:number-columns-repeated="7"/>
          <table:covered-table-cell/>
          <table:table-cell table:number-columns-repeated="11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204" calcext:value-type="float" table:number-columns-spanned="1" table:number-rows-spanned="2">
            <text:p>320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206" calcext:value-type="float" table:number-columns-spanned="1" table:number-rows-spanned="2">
            <text:p>3206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207" calcext:value-type="float" table:number-columns-spanned="1" table:number-rows-spanned="2">
            <text:p>320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5"/>
          <table:table-cell table:style-name="ce30"/>
          <table:table-cell table:number-columns-repeated="3"/>
        </table:table-row>
        <table:table-row table:style-name="ro2">
          <table:table-cell table:number-columns-repeated="24"/>
          <table:table-cell table:style-name="ce14" office:value-type="string" calcext:value-type="string" table:number-columns-spanned="1" table:number-rows-spanned="7">
            <text:p>Tempelbau</text:p>
          </table:table-cell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208" calcext:value-type="float" table:number-columns-spanned="1" table:number-rows-spanned="2">
            <text:p>3208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 table:style-name="ce14"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 table:style-name="ce14"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24"/>
          <table:covered-table-cell table:style-name="ce14"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24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214" calcext:value-type="float" table:number-columns-spanned="1" table:number-rows-spanned="2">
            <text:p>3214</text:p>
          </table:table-cell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4"/>
          <table:covered-table-cell/>
          <table:table-cell table:number-columns-repeated="2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227" calcext:value-type="float" table:number-columns-spanned="1" table:number-rows-spanned="2">
            <text:p>3227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243" calcext:value-type="float" table:number-columns-spanned="1" table:number-rows-spanned="2">
            <text:p>3243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table-cell table:style-name="ce17" office:value-type="string" calcext:value-type="string" table:number-columns-spanned="1" table:number-rows-spanned="53">
            <text:p>Jerobeam</text:p>
          </table:table-cell>
          <table:table-cell table:number-columns-repeated="7"/>
          <table:table-cell table:style-name="ce11" office:value-type="string" calcext:value-type="string" table:number-columns-spanned="1" table:number-rows-spanned="28">
            <text:p>Rehabeam</text:p>
          </table:table-cell>
          <table:table-cell table:number-columns-repeated="11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44" calcext:value-type="float" table:number-columns-spanned="1" table:number-rows-spanned="2">
            <text:p>324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7"/>
          <table:table-cell table:style-name="ce30"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45" calcext:value-type="float" table:number-columns-spanned="1" table:number-rows-spanned="2">
            <text:p>3245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46" calcext:value-type="float" table:number-columns-spanned="1" table:number-rows-spanned="2">
            <text:p>3246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47" calcext:value-type="float" table:number-columns-spanned="1" table:number-rows-spanned="2">
            <text:p>324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48" calcext:value-type="float" table:number-columns-spanned="1" table:number-rows-spanned="2">
            <text:p>324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7"/>
          <table:table-cell table:style-name="ce30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5</text:p>
          </table:table-cell>
          <table:table-cell/>
          <table:table-cell table:style-name="ce1" office:value-type="string" calcext:value-type="string" table:number-columns-spanned="1" table:number-rows-spanned="2">
            <text:p>2. Chr 12:2-9</text:p>
          </table:table-cell>
          <table:table-cell table:style-name="ce2" table:number-columns-repeated="3"/>
          <table:table-cell table:number-columns-repeated="2"/>
          <table:table-cell table:style-name="ce7"/>
          <table:table-cell table:number-columns-repeated="10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covered-table-cell/>
          <table:table-cell/>
          <table:covered-table-cell/>
          <table:table-cell table:style-name="ce3" table:number-columns-repeated="3"/>
          <table:table-cell table:style-name="ce5" office:value-type="string" calcext:value-type="string" table:number-columns-spanned="4" table:number-rows-spanned="12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49" calcext:value-type="float" table:number-columns-spanned="1" table:number-rows-spanned="2">
            <text:p>3249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51" calcext:value-type="float" table:number-columns-spanned="1" table:number-rows-spanned="2">
            <text:p>325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9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table-cell table:style-name="ce12" office:value-type="string" calcext:value-type="string" table:number-columns-spanned="1" table:number-rows-spanned="186">
            <text:p>Jojada</text:p>
          </table:table-cell>
          <table:table-cell table:number-columns-repeated="5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60" calcext:value-type="float" table:number-columns-spanned="1" table:number-rows-spanned="2">
            <text:p>3260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table-cell table:style-name="ce30"/>
          <table:table-cell table:number-columns-repeated="3"/>
        </table:table-row>
        <table:table-row table:style-name="ro2">
          <table:table-cell table:number-columns-repeated="6"/>
          <table:covered-table-cell table:number-columns-repeated="4" table:style-name="ce7"/>
          <table:table-cell table:number-columns-repeated="3"/>
          <table:covered-table-cell/>
          <table:table-cell table:number-columns-repeated="5"/>
          <table:covered-table-cell/>
          <table:table-cell table:number-columns-repeated="4"/>
          <table:table-cell table:style-name="ce21" office:value-type="string" calcext:value-type="string" table:number-columns-spanned="1" table:number-rows-spanned="17">
            <text:p>Abija(m) <text:span text:style-name="T1">1. Kö 15:1-8 / 2. Chr 13:1-23</text:span></text:p>
          </table:table-cell>
          <table:table-cell table:number-columns-repeated="14"/>
        </table:table-row>
        <table:table-row table:style-name="ro2">
          <table:table-cell table:number-columns-repeated="6"/>
          <table:table-cell table:style-name="ce7" table:number-columns-repeated="4"/>
          <table:table-cell table:number-columns-repeated="3"/>
          <table:covered-table-cell/>
          <table:table-cell table:number-columns-repeated="5"/>
          <table:covered-table-cell/>
          <table:table-cell table:number-columns-repeated="4"/>
          <table:covered-table-cell table:style-name="ce21"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261" calcext:value-type="float" table:number-columns-spanned="1" table:number-rows-spanned="2">
            <text:p>326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262" calcext:value-type="float" table:number-columns-spanned="1" table:number-rows-spanned="2">
            <text:p>326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4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263" calcext:value-type="float" table:number-columns-spanned="1" table:number-rows-spanned="2">
            <text:p>326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0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10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table-cell table:style-name="ce12" office:value-type="string" calcext:value-type="string" table:number-columns-spanned="1" table:number-rows-spanned="22">
            <text:p>10 Jahre Ruhe unter Asa</text:p>
          </table:table-cell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table-cell table:style-name="ce21" office:value-type="string" calcext:value-type="string" table:number-columns-spanned="1" table:number-rows-spanned="76">
            <text:p>Asa   <text:span text:style-name="T1">1. Kö 15:9-24 / 2. Chr 14:1-2. Chr 16:24</text:span></text:p>
          </table:table-cell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64" calcext:value-type="float" table:number-columns-spanned="1" table:number-rows-spanned="2">
            <text:p>326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65" calcext:value-type="float" table:number-columns-spanned="1" table:number-rows-spanned="2">
            <text:p>326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table-cell table:style-name="ce30"/>
          <table:covered-table-cell table:style-name="ce3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4:20</text:p>
          </table:table-cell>
          <table:table-cell table:style-name="ce2"/>
          <table:table-cell table:number-columns-repeated="4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table-cell table:style-name="ce30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3"/>
          <table:table-cell table:style-name="ce17" office:value-type="string" calcext:value-type="string" table:number-columns-spanned="1" table:number-rows-spanned="6">
            <text:p>Nadab</text:p>
          </table:table-cell>
          <table:table-cell table:number-columns-repeated="9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66" calcext:value-type="float" table:number-columns-spanned="1" table:number-rows-spanned="2">
            <text:p>32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table-cell table:style-name="ce17" office:value-type="string" calcext:value-type="string" table:number-columns-spanned="1" table:number-rows-spanned="19">
            <text:p>Baesa</text:p>
          </table:table-cell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269" calcext:value-type="float" table:number-columns-spanned="1" table:number-rows-spanned="2">
            <text:p>326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11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table-cell table:style-name="ce11" office:value-type="string" calcext:value-type="string" table:number-columns-spanned="1" table:number-rows-spanned="58">
            <text:p>Josaphat</text:p>
          </table:table-cell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73" calcext:value-type="float" table:number-columns-spanned="1" table:number-rows-spanned="2">
            <text:p>3273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2"/>
          <table:table-cell table:style-name="ce30"/>
          <table:covered-table-cell table:style-name="ce34"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13:23</text:p>
          </table:table-cell>
          <table:table-cell table:style-name="ce2" table:number-columns-repeated="3"/>
          <table:table-cell table:style-name="ce8"/>
          <table:table-cell table:number-columns-repeated="3"/>
          <table:covered-table-cell table:style-name="ce8"/>
          <table:table-cell table:number-columns-repeated="2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style-name="ce3" table:number-columns-repeated="3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78" calcext:value-type="float" table:number-columns-spanned="1" table:number-rows-spanned="2">
            <text:p>327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79" calcext:value-type="float" table:number-columns-spanned="1" table:number-rows-spanned="2">
            <text:p>327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89" calcext:value-type="float" table:number-columns-spanned="1" table:number-rows-spanned="2">
            <text:p>328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table-cell table:style-name="ce17" office:value-type="string" calcext:value-type="string" table:number-columns-spanned="1" table:number-rows-spanned="7">
            <text:p>Ela</text:p>
          </table:table-cell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90" calcext:value-type="float" table:number-columns-spanned="1" table:number-rows-spanned="2">
            <text:p>329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table-cell table:style-name="ce17" office:value-type="string" calcext:value-type="string" table:number-columns-spanned="1" table:number-rows-spanned="4">
            <text:p>Simri</text:p>
          </table:table-cell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table-cell table:style-name="ce17" office:value-type="string" calcext:value-type="string" table:number-columns-spanned="1" table:number-rows-spanned="7">
            <text:p>Tibni</text:p>
          </table:table-cell>
          <table:table-cell/>
          <table:table-cell table:style-name="ce17" office:value-type="string" calcext:value-type="string" table:number-columns-spanned="1" table:number-rows-spanned="24">
            <text:p>Omri</text:p>
          </table:table-cell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91" calcext:value-type="float" table:number-columns-spanned="1" table:number-rows-spanned="2">
            <text:p>329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94" calcext:value-type="float" table:number-columns-spanned="1" table:number-rows-spanned="2">
            <text:p>329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/>
          <table:covered-table-cell/>
          <table:table-cell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95" calcext:value-type="float" table:number-columns-spanned="1" table:number-rows-spanned="2">
            <text:p>329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297" calcext:value-type="float" table:number-columns-spanned="1" table:number-rows-spanned="2">
            <text:p>329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table-cell table:style-name="ce11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299" calcext:value-type="float" table:number-columns-spanned="1" table:number-rows-spanned="2">
            <text:p>329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1. Kö 15:1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2. Chr 16:1</text:p>
          </table:table-cell>
          <table:table-cell table:style-name="ce4" table:number-columns-repeated="3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covered-table-cell/>
          <table:table-cell table:style-name="ce4" table:number-columns-repeated="3"/>
          <table:table-cell table:style-name="ce9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01" calcext:value-type="float" table:number-columns-spanned="1" table:number-rows-spanned="2">
            <text:p>3301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5"/>
          <table:table-cell table:style-name="ce17" office:value-type="string" calcext:value-type="string" table:number-columns-spanned="1" table:number-rows-spanned="38">
            <text:p>Ahab</text:p>
          </table:table-cell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02" calcext:value-type="float" table:number-columns-spanned="1" table:number-rows-spanned="2">
            <text:p>3302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style-name="ce8"/>
          <table:covered-table-cell table:number-columns-repeated="2"/>
          <table:table-cell table:number-columns-repeated="4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04" calcext:value-type="float" table:number-columns-spanned="1" table:number-rows-spanned="2">
            <text:p>330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table-cell table:style-name="ce21" office:value-type="string" calcext:value-type="string" table:number-columns-spanned="1" table:number-rows-spanned="41">
            <text:p>Josaphat   <text:span text:style-name="T1">1. Kö 22:41-50 / 2. Chr 17:1-21:1</text:span>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05" calcext:value-type="float" table:number-columns-spanned="1" table:number-rows-spanned="2">
            <text:p>330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07" calcext:value-type="float" table:number-columns-spanned="1" table:number-rows-spanned="2">
            <text:p>330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12" calcext:value-type="float" table:number-columns-spanned="1" table:number-rows-spanned="2">
            <text:p>331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15" calcext:value-type="float" table:number-columns-spanned="1" table:number-rows-spanned="2">
            <text:p>331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table-cell table:style-name="ce11" office:value-type="string" calcext:value-type="string" table:number-columns-spanned="1" table:number-rows-spanned="44">
            <text:p>Ahasja</text:p>
          </table:table-cell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18" calcext:value-type="float" table:number-columns-spanned="1" table:number-rows-spanned="2">
            <text:p>331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19" calcext:value-type="float" table:number-columns-spanned="1" table:number-rows-spanned="3">
            <text:p>331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0" table:number-columns-repeated="2"/>
          <table:covered-table-cell table:style-name="ce34"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21" calcext:value-type="float" table:number-columns-spanned="1" table:number-rows-spanned="2">
            <text:p>332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table-cell table:style-name="ce17" office:value-type="string" calcext:value-type="string" table:number-columns-spanned="1" table:number-rows-spanned="7">
            <text:p>Ahasja</text:p>
          </table:table-cell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22" calcext:value-type="float" table:number-columns-spanned="1" table:number-rows-spanned="2">
            <text:p>3322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26" calcext:value-type="float" table:number-columns-spanned="1" table:number-rows-spanned="2">
            <text:p>332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table-cell table:style-name="ce21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27" calcext:value-type="float" table:number-columns-spanned="1" table:number-rows-spanned="2">
            <text:p>332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table-cell table:style-name="ce17" office:value-type="string" calcext:value-type="string" table:number-columns-spanned="1" table:number-rows-spanned="21">
            <text:p>Joram</text:p>
          </table:table-cell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329" calcext:value-type="float" table:number-columns-spanned="1" table:number-rows-spanned="2">
            <text:p>332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table-cell table:style-name="ce24" office:value-type="string" calcext:value-type="string" table:number-columns-spanned="1" table:number-rows-spanned="13">
            <text:p>2. Kö 8:16-24 / 2. Chr 21:1-20</text:p>
          </table:table-cell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330" calcext:value-type="float" table:number-columns-spanned="1" table:number-rows-spanned="2">
            <text:p>3330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335" calcext:value-type="float" table:number-columns-spanned="1" table:number-rows-spanned="2">
            <text:p>333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337" calcext:value-type="float" table:number-columns-spanned="1" table:number-rows-spanned="2">
            <text:p>333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table-cell table:style-name="ce21" table:number-columns-spanned="1" table:number-rows-spanned="5"/>
          <table:table-cell/>
          <table:covered-table-cell/>
          <table:table-cell table:number-columns-repeated="9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table-cell table:style-name="ce11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 table:style-name="ce11"/>
          <table:table-cell/>
          <table:table-cell table:style-name="ce31"/>
          <table:table-cell table:style-name="ce30"/>
          <table:table-cell table:style-name="ce34" office:value-type="float" office:value="3338" calcext:value-type="float" table:number-columns-spanned="1" table:number-rows-spanned="2">
            <text:p>3338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0" table:number-columns-repeated="2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9:24</text:p>
          </table:table-cell>
          <table:table-cell table:style-name="ce2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5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0" table:number-columns-repeated="2"/>
          <table:table-cell table:number-columns-repeated="3"/>
        </table:table-row>
        <table:table-row table:style-name="ro2">
          <table:covered-table-cell/>
          <table:table-cell table:style-name="ce3"/>
          <table:table-cell table:number-columns-repeated="4"/>
          <table:table-cell table:style-name="ce8"/>
          <table:table-cell table:number-columns-repeated="6"/>
          <table:covered-table-cell/>
          <table:table-cell table:number-columns-repeated="3"/>
          <table:table-cell table:style-name="ce17" office:value-type="string" calcext:value-type="string" table:number-columns-spanned="1" table:number-rows-spanned="18">
            <text:p>Jehu</text:p>
          </table:table-cell>
          <table:table-cell table:number-columns-repeated="6"/>
          <table:table-cell table:style-name="ce22" office:value-type="string" calcext:value-type="string" table:number-columns-spanned="1" table:number-rows-spanned="9">
            <text:p>Athalja</text:p>
          </table:table-cell>
          <table:table-cell table:number-columns-repeated="7"/>
          <table:covered-table-cell/>
          <table:table-cell table:number-columns-repeated="2"/>
          <table:table-cell table:style-name="ce30"/>
          <table:table-cell table:number-columns-repeated="2"/>
          <table:table-cell table:style-name="ce36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/>
          <table:table-cell table:style-name="ce31"/>
          <table:table-cell table:style-name="ce30"/>
          <table:table-cell table:style-name="ce34" office:value-type="float" office:value="3339" calcext:value-type="float" table:number-columns-spanned="1" table:number-rows-spanned="2">
            <text:p>333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/>
          <table:table-cell table:style-name="ce31"/>
          <table:table-cell table:style-name="ce30"/>
          <table:table-cell table:style-name="ce34" office:value-type="float" office:value="3344" calcext:value-type="float" table:number-columns-spanned="1" table:number-rows-spanned="2">
            <text:p>3344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6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4"/>
          <table:table-cell table:style-name="ce21" table:number-columns-spanned="1" table:number-rows-spanned="26"/>
          <table:table-cell/>
          <table:table-cell table:style-name="ce31"/>
          <table:table-cell table:style-name="ce30"/>
          <table:table-cell table:style-name="ce34" office:value-type="float" office:value="3345" calcext:value-type="float" table:number-columns-spanned="1" table:number-rows-spanned="2">
            <text:p>3345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4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4"/>
          <table:covered-table-cell/>
          <table:table-cell/>
          <table:table-cell table:style-name="ce31"/>
          <table:table-cell table:style-name="ce30"/>
          <table:table-cell table:style-name="ce34" office:value-type="float" office:value="3359" calcext:value-type="float" table:number-columns-spanned="1" table:number-rows-spanned="2">
            <text:p>3359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table-cell table:style-name="ce11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covered-table-cell table:style-name="ce11"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66" calcext:value-type="float" table:number-columns-spanned="1" table:number-rows-spanned="2">
            <text:p>3366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table-cell table:style-name="ce18" office:value-type="string" calcext:value-type="string" table:number-columns-spanned="1" table:number-rows-spanned="13">
            <text:p>Joahas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67" calcext:value-type="float" table:number-columns-spanned="1" table:number-rows-spanned="2">
            <text:p>3367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5"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81" calcext:value-type="float" table:number-columns-spanned="1" table:number-rows-spanned="2">
            <text:p>3381</text:p>
          </table:table-cell>
          <table:table-cell table:number-columns-repeated="2"/>
        </table:table-row>
        <table:table-row table:style-name="ro2">
          <table:table-cell table:number-columns-repeated="6"/>
          <table:table-cell table:style-name="ce8"/>
          <table:table-cell table:number-columns-repeated="6"/>
          <table:covered-table-cell/>
          <table:table-cell table:number-columns-repeated="3"/>
          <table:table-cell table:style-name="ce17" office:value-type="string" calcext:value-type="string" table:number-columns-spanned="1" table:number-rows-spanned="18">
            <text:p>Joas</text:p>
          </table:table-cell>
          <table:table-cell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" table:number-rows-spanned="2">
            <text:p>2. Chr 24:15</text:p>
          </table:table-cell>
          <table:table-cell table:style-name="ce2" table:number-columns-repeated="3"/>
          <table:table-cell table:style-name="ce8"/>
          <table:table-cell table:number-columns-repeated="6"/>
          <table:covered-table-cell/>
          <table:table-cell table:number-columns-repeated="3"/>
          <table:covered-table-cell/>
          <table:table-cell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2"/>
          <table:covered-table-cell/>
          <table:table-cell table:style-name="ce3" table:number-columns-repeated="3"/>
          <table:table-cell table:number-columns-repeated="11"/>
          <table:covered-table-cell/>
          <table:table-cell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83" calcext:value-type="float" table:number-columns-spanned="1" table:number-rows-spanned="2">
            <text:p>338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 table:style-name="ce15"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384" calcext:value-type="float" table:number-columns-spanned="1" table:number-rows-spanned="2">
            <text:p>338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table-cell table:style-name="ce21" table:number-columns-spanned="1" table:number-rows-spanned="17"/>
          <table:table-cell table:number-columns-repeated="9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 table:style-name="ce21"/>
          <table:table-cell table:number-columns-repeated="9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385" calcext:value-type="float" table:number-columns-spanned="1" table:number-rows-spanned="2">
            <text:p>338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398" calcext:value-type="float" table:number-columns-spanned="1" table:number-rows-spanned="2">
            <text:p>3398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9"/>
        </table:table-row>
        <table:table-row table:style-name="ro2">
          <table:table-cell table:number-columns-repeated="19"/>
          <table:table-cell table:style-name="ce17" office:value-type="string" calcext:value-type="string" table:number-columns-spanned="1" table:number-rows-spanned="22">
            <text:p>Jerobeam II</text:p>
          </table:table-cell>
          <table:table-cell table:number-columns-repeated="9"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399" calcext:value-type="float" table:number-columns-spanned="1" table:number-rows-spanned="2">
            <text:p>339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408" calcext:value-type="float" table:number-columns-spanned="1" table:number-rows-spanned="2">
            <text:p>3408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table-cell table:style-name="ce11" office:value-type="string" calcext:value-type="string" table:number-columns-spanned="1" table:number-rows-spanned="9">
            <text:p>Asarja/Ussija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13" calcext:value-type="float" table:number-columns-spanned="1" table:number-rows-spanned="2">
            <text:p>3413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414" calcext:value-type="float" table:number-columns-spanned="1" table:number-rows-spanned="2">
            <text:p>341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424" calcext:value-type="float" table:number-columns-spanned="1" table:number-rows-spanned="2">
            <text:p>342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table-cell table:style-name="ce21" table:number-columns-spanned="1" table:number-rows-spanned="48"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425" calcext:value-type="float" table:number-columns-spanned="1" table:number-rows-spanned="2">
            <text:p>3425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1"/>
          <table:table-cell table:style-name="ce30"/>
          <table:table-cell table:style-name="ce34" office:value-type="float" office:value="3439" calcext:value-type="float" table:number-columns-spanned="1" table:number-rows-spanned="2">
            <text:p>3439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/>
          <table:table-cell table:style-name="ce31"/>
          <table:table-cell table:style-name="ce30"/>
          <table:table-cell table:style-name="ce34" office:value-type="float" office:value="3440" calcext:value-type="float" table:number-columns-spanned="1" table:number-rows-spanned="2">
            <text:p>3440</text:p>
          </table:table-cell>
          <table:table-cell table:number-columns-repeated="2"/>
        </table:table-row>
        <table:table-row table:style-name="ro2">
          <table:table-cell table:number-columns-repeated="3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/>
          <table:table-cell table:style-name="ce31"/>
          <table:table-cell table:style-name="ce30"/>
          <table:table-cell table:style-name="ce34" office:value-type="float" office:value="3451" calcext:value-type="float" table:number-columns-spanned="1" table:number-rows-spanned="2">
            <text:p>3451</text:p>
          </table:table-cell>
          <table:table-cell table:number-columns-repeated="2"/>
        </table:table-row>
        <table:table-row table:style-name="ro2">
          <table:table-cell table:number-columns-repeated="3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table-cell table:style-name="ce11" office:value-type="string" calcext:value-type="string" table:number-columns-spanned="1" table:number-rows-spanned="40">
            <text:p>Jotham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61" calcext:value-type="float" table:number-columns-spanned="1" table:number-rows-spanned="2">
            <text:p>3461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table-cell table:style-name="ce17" office:value-type="string" calcext:value-type="string" table:number-columns-spanned="1" table:number-rows-spanned="4">
            <text:p>Sekarja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62" calcext:value-type="float" table:number-columns-spanned="1" table:number-rows-spanned="2">
            <text:p>346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table-cell table:style-name="ce17" office:value-type="string" calcext:value-type="string" table:number-columns-spanned="1" table:number-rows-spanned="5">
            <text:p>Sallum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63" calcext:value-type="float" table:number-columns-spanned="1" table:number-rows-spanned="2">
            <text:p>346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table-cell table:style-name="ce17" office:value-type="string" calcext:value-type="string" table:number-columns-spanned="1" table:number-rows-spanned="12">
            <text:p>Menachem</text:p>
          </table:table-cell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64" calcext:value-type="float" table:number-columns-spanned="1" table:number-rows-spanned="2">
            <text:p>346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72" calcext:value-type="float" table:number-columns-spanned="1" table:number-rows-spanned="2">
            <text:p>347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table-cell table:style-name="ce11" office:value-type="string" calcext:value-type="string" table:number-columns-spanned="1" table:number-rows-spanned="25">
            <text:p>Ahas</text:p>
          </table:table-cell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73" calcext:value-type="float" table:number-columns-spanned="1" table:number-rows-spanned="2">
            <text:p>3473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table-cell table:style-name="ce17" office:value-type="string" calcext:value-type="string" table:number-columns-spanned="1" table:number-rows-spanned="7">
            <text:p>Pekachja</text:p>
          </table:table-cell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74" calcext:value-type="float" table:number-columns-spanned="1" table:number-rows-spanned="2">
            <text:p>347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75" calcext:value-type="float" table:number-columns-spanned="1" table:number-rows-spanned="2">
            <text:p>347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9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table-cell table:style-name="ce17" office:value-type="string" calcext:value-type="string" table:number-columns-spanned="1" table:number-rows-spanned="26">
            <text:p>Pekach</text:p>
          </table:table-cell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76" calcext:value-type="float" table:number-columns-spanned="1" table:number-rows-spanned="2">
            <text:p>3476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477" calcext:value-type="float" table:number-columns-spanned="1" table:number-rows-spanned="2">
            <text:p>3477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table-cell table:style-name="ce21" table:number-columns-spanned="1" table:number-rows-spanned="6"/>
          <table:table-cell table:number-columns-repeated="9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483" calcext:value-type="float" table:number-columns-spanned="1" table:number-rows-spanned="2">
            <text:p>3483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table-cell table:style-name="ce11" office:value-type="string" calcext:value-type="string" table:number-columns-spanned="1" table:number-rows-spanned="29">
            <text:p>Hiskia</text:p>
          </table:table-cell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492" calcext:value-type="float" table:number-columns-spanned="1" table:number-rows-spanned="2">
            <text:p>3492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table-cell table:style-name="ce21" table:number-columns-spanned="1" table:number-rows-spanned="26"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493" calcext:value-type="float" table:number-columns-spanned="1" table:number-rows-spanned="2">
            <text:p>3493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494" calcext:value-type="float" table:number-columns-spanned="1" table:number-rows-spanned="2">
            <text:p>3494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495" calcext:value-type="float" table:number-columns-spanned="1" table:number-rows-spanned="2">
            <text:p>3495</text:p>
          </table:table-cell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table-cell table:style-name="ce17" office:value-type="string" calcext:value-type="string" table:number-columns-spanned="1" table:number-rows-spanned="25">
            <text:p>Hosea</text:p>
          </table:table-cell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496" calcext:value-type="float" table:number-columns-spanned="1" table:number-rows-spanned="2">
            <text:p>349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504" calcext:value-type="float" table:number-columns-spanned="1" table:number-rows-spanned="2">
            <text:p>350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506" calcext:value-type="float" table:number-columns-spanned="1" table:number-rows-spanned="2">
            <text:p>350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508" calcext:value-type="float" table:number-columns-spanned="1" table:number-rows-spanned="2">
            <text:p>350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table-cell table:style-name="ce21" table:number-columns-spanned="1" table:number-rows-spanned="25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/>
          <table:table-cell table:style-name="ce31"/>
          <table:table-cell table:style-name="ce30"/>
          <table:table-cell table:style-name="ce34" office:value-type="float" office:value="3509" calcext:value-type="float" table:number-columns-spanned="1" table:number-rows-spanned="2">
            <text:p>350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/>
          <table:table-cell table:style-name="ce31"/>
          <table:table-cell table:style-name="ce30"/>
          <table:table-cell table:style-name="ce34" office:value-type="float" office:value="3512" calcext:value-type="float" table:number-columns-spanned="1" table:number-rows-spanned="2">
            <text:p>3512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/>
          <table:table-cell table:style-name="ce31"/>
          <table:table-cell table:style-name="ce30"/>
          <table:table-cell table:style-name="ce34" office:value-type="float" office:value="3514" calcext:value-type="float" table:number-columns-spanned="1" table:number-rows-spanned="2">
            <text:p>3514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10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/>
          <table:table-cell table:style-name="ce31"/>
          <table:table-cell table:style-name="ce30"/>
          <table:table-cell table:style-name="ce34" office:value-type="float" office:value="3515" calcext:value-type="float" table:number-columns-spanned="1" table:number-rows-spanned="2">
            <text:p>3515</text:p>
          </table:table-cell>
          <table:table-cell table:number-columns-repeated="2"/>
        </table:table-row>
        <table:table-row table:style-name="ro2">
          <table:table-cell table:number-columns-repeated="3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/>
          <table:table-cell table:style-name="ce31"/>
          <table:table-cell table:style-name="ce30"/>
          <table:table-cell table:style-name="ce34" office:value-type="float" office:value="3522" calcext:value-type="float" table:number-columns-spanned="1" table:number-rows-spanned="2">
            <text:p>3522</text:p>
          </table:table-cell>
          <table:table-cell table:number-columns-repeated="2"/>
        </table:table-row>
        <table:table-row table:style-name="ro2">
          <table:table-cell table:number-columns-repeated="3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 table:number-columns-repeated="6"/>
        </table:table-row>
        <table:table-row table:style-name="ro2">
          <table:table-cell table:number-columns-repeated="32"/>
          <table:covered-table-cell/>
          <table:table-cell/>
          <table:table-cell table:style-name="ce31"/>
          <table:table-cell table:style-name="ce30"/>
          <table:table-cell table:style-name="ce34" office:value-type="float" office:value="3525" calcext:value-type="float" table:number-columns-spanned="1" table:number-rows-spanned="2">
            <text:p>3525</text:p>
          </table:table-cell>
          <table:table-cell table:number-columns-repeated="2"/>
        </table:table-row>
        <table:table-row table:style-name="ro2">
          <table:table-cell table:number-columns-repeated="3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table-cell table:style-name="ce11" office:value-type="string" calcext:value-type="string" table:number-columns-spanned="1" table:number-rows-spanned="3">
            <text:p>Manasse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537" calcext:value-type="float" table:number-columns-spanned="1" table:number-rows-spanned="2">
            <text:p>3537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table-cell table:style-name="ce21" office:value-type="string" calcext:value-type="string" table:number-columns-spanned="1" table:number-rows-spanned="12">
            <text:p>Manasse</text:p>
          </table:table-cell>
          <table:table-cell table:number-columns-repeated="9"/>
        </table:table-row>
        <table:table-row table:style-name="ro2">
          <table:table-cell table:number-columns-repeated="29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538" calcext:value-type="float" table:number-columns-spanned="1" table:number-rows-spanned="2">
            <text:p>3538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9"/>
        </table:table-row>
        <table:table-row table:style-name="ro2">
          <table:table-cell table:number-columns-repeated="29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570" calcext:value-type="float" table:number-columns-spanned="1" table:number-rows-spanned="2">
            <text:p>3570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table-cell table:style-name="ce11" office:value-type="string" calcext:value-type="string" table:number-columns-spanned="1" table:number-rows-spanned="6">
            <text:p>Amon</text:p>
          </table:table-cell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586" calcext:value-type="float" table:number-columns-spanned="1" table:number-rows-spanned="2">
            <text:p>3586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table-cell table:style-name="ce11" office:value-type="string" calcext:value-type="string" table:number-columns-spanned="1" table:number-rows-spanned="9">
            <text:p>Josia</text:p>
          </table:table-cell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592" calcext:value-type="float" table:number-columns-spanned="1" table:number-rows-spanned="2">
            <text:p>3592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4"/>
          <table:table-cell table:style-name="ce21" table:number-columns-spanned="1" table:number-rows-spanned="6"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593" calcext:value-type="float" table:number-columns-spanned="1" table:number-rows-spanned="2">
            <text:p>3593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4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 table:number-columns-repeated="4"/>
          <table:covered-table-cell/>
          <table:table-cell/>
          <table:table-cell table:style-name="ce31"/>
          <table:table-cell table:style-name="ce30"/>
          <table:table-cell table:style-name="ce34" office:value-type="float" office:value="3594" calcext:value-type="float" table:number-columns-spanned="1" table:number-rows-spanned="2">
            <text:p>3594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4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table-cell table:style-name="ce21" table:number-columns-spanned="1" table:number-rows-spanned="37"/>
          <table:table-cell table:number-columns-repeated="11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595" calcext:value-type="float" table:number-columns-spanned="1" table:number-rows-spanned="2">
            <text:p>3595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11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600" calcext:value-type="float" table:number-columns-spanned="1" table:number-rows-spanned="2">
            <text:p>3600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table-cell table:style-name="ce11" office:value-type="string" calcext:value-type="string" table:number-columns-spanned="1" table:number-rows-spanned="33">
            <text:p>Jojakim/Eljakim</text:p>
          </table:table-cell>
          <table:table-cell table:number-columns-repeated="9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602" calcext:value-type="float" table:number-columns-spanned="1" table:number-rows-spanned="2">
            <text:p>3602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table-cell table:style-name="ce11" office:value-type="string" calcext:value-type="string" table:number-columns-spanned="1" table:number-rows-spanned="28">
            <text:p>Joahas</text:p>
          </table:table-cell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06" calcext:value-type="float" table:number-columns-spanned="1" table:number-rows-spanned="2">
            <text:p>3606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07" calcext:value-type="float" table:number-columns-spanned="1" table:number-rows-spanned="2">
            <text:p>3607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11" calcext:value-type="float" table:number-columns-spanned="1" table:number-rows-spanned="2">
            <text:p>3611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12" calcext:value-type="float" table:number-columns-spanned="1" table:number-rows-spanned="2">
            <text:p>3612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15" calcext:value-type="float" table:number-columns-spanned="1" table:number-rows-spanned="2">
            <text:p>3615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table-cell table:style-name="ce11" office:value-type="string" calcext:value-type="string" table:number-columns-spanned="1" table:number-rows-spanned="40">
            <text:p>Zedekia</text:p>
          </table:table-cell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17" calcext:value-type="float" table:number-columns-spanned="1" table:number-rows-spanned="2">
            <text:p>3617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2"/>
          <table:table-cell table:style-name="ce11" office:value-type="string" calcext:value-type="string" table:number-columns-spanned="1" table:number-rows-spanned="36">
            <text:p>Jojakin / Jechonja</text:p>
          </table:table-cell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 table:style-name="ce11"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18" calcext:value-type="float" table:number-columns-spanned="1" table:number-rows-spanned="2">
            <text:p>361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 table:style-name="ce11"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 table:style-name="ce11"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 table:style-name="ce11"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25" calcext:value-type="float" table:number-columns-spanned="1" table:number-rows-spanned="2">
            <text:p>3625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table-cell table:style-name="ce21" table:number-columns-spanned="1" table:number-rows-spanned="2"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table-cell table:style-name="ce21" table:number-columns-spanned="1" table:number-rows-spanned="27"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626" calcext:value-type="float" table:number-columns-spanned="1" table:number-rows-spanned="2">
            <text:p>3626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628" calcext:value-type="float" table:number-columns-spanned="1" table:number-rows-spanned="2">
            <text:p>3628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21"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629" calcext:value-type="float" table:number-columns-spanned="1" table:number-rows-spanned="2">
            <text:p>3629</text:p>
          </table:table-cell>
          <table:table-cell table:number-columns-repeated="2"/>
        </table:table-row>
        <table:table-row table:style-name="ro2">
          <table:table-cell table:number-columns-repeated="17"/>
          <table:table-cell table:style-name="ce11" office:value-type="string" calcext:value-type="string" table:number-columns-spanned="1" table:number-rows-spanned="82">
            <text:p>70 Jahre Babel (Jer 25:11-12, Jer 29:10)</text:p>
          </table:table-cell>
          <table:table-cell/>
          <table:table-cell table:style-name="ce19" office:value-type="string" calcext:value-type="string" table:number-columns-spanned="1" table:number-rows-spanned="69">
            <text:p>Nebukadnezar</text:p>
          </table:table-cell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630" calcext:value-type="float" table:number-columns-spanned="1" table:number-rows-spanned="2">
            <text:p>3630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635" calcext:value-type="float" table:number-columns-spanned="1" table:number-rows-spanned="2">
            <text:p>363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28</text:p>
          </table:table-cell>
          <table:table-cell table:style-name="ce2"/>
          <table:table-cell table:number-columns-repeated="1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covered-table-cell/>
          <table:table-cell table:style-name="ce3"/>
          <table:table-cell table:number-columns-repeated="11"/>
          <table:table-cell table:style-name="ce5" office:value-type="string" calcext:value-type="string" table:number-columns-spanned="2" table:number-rows-spanned="7">
            <text:p>3320 Juden weggeführt (Nebukadnezar 7)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9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636" calcext:value-type="float" table:number-columns-spanned="1" table:number-rows-spanned="2">
            <text:p>3636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5"/>
          <table:table-cell table:style-name="ce30"/>
          <table:covered-table-cell table:style-name="ce34"/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5"/>
          <table:table-cell table:style-name="ce30"/>
          <table:table-cell table:number-columns-repeated="3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table-cell table:style-name="ce20" table:number-columns-spanned="1" table:number-rows-spanned="46"/>
          <table:table-cell table:number-columns-repeated="2"/>
          <table:table-cell table:style-name="ce19" table:number-columns-spanned="1" table:number-rows-spanned="64"/>
          <table:table-cell table:number-columns-repeated="14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637" calcext:value-type="float" table:number-columns-spanned="1" table:number-rows-spanned="2">
            <text:p>3637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638" calcext:value-type="float" table:number-columns-spanned="1" table:number-rows-spanned="2">
            <text:p>3638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639" calcext:value-type="float" table:number-columns-spanned="1" table:number-rows-spanned="2">
            <text:p>3639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640" calcext:value-type="float" table:number-columns-spanned="1" table:number-rows-spanned="2">
            <text:p>3640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641" calcext:value-type="float" table:number-columns-spanned="1" table:number-rows-spanned="2">
            <text:p>3641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642" calcext:value-type="float" table:number-columns-spanned="1" table:number-rows-spanned="2">
            <text:p>3642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1"/>
          <table:table-cell table:style-name="ce30"/>
          <table:table-cell table:style-name="ce34" office:value-type="float" office:value="3643" calcext:value-type="float" table:number-columns-spanned="1" table:number-rows-spanned="2">
            <text:p>3643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9"/>
          <table:table-cell table:style-name="ce3"/>
          <table:table-cell table:style-name="ce30"/>
          <table:covered-table-cell/>
          <table:table-cell/>
          <table:table-cell table:style-name="ce3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10"/>
          <table:table-cell table:style-name="ce30"/>
          <table:table-cell table:number-columns-repeated="2"/>
          <table:table-cell table:style-name="ce3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table-cell table:style-name="ce11" office:value-type="string" calcext:value-type="string" table:number-columns-spanned="1" table:number-rows-spanned="69">
            <text:p>70 Jahre Zorn</text:p>
          </table:table-cell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1"/>
          <table:table-cell table:style-name="ce30"/>
          <table:table-cell table:style-name="ce34" office:value-type="float" office:value="3644" calcext:value-type="float" table:number-columns-spanned="1" table:number-rows-spanned="2">
            <text:p>3644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1"/>
          <table:table-cell table:style-name="ce30"/>
          <table:table-cell table:style-name="ce34" office:value-type="float" office:value="3645" calcext:value-type="float" table:number-columns-spanned="1" table:number-rows-spanned="2">
            <text:p>3645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7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table-cell table:style-name="ce11" office:value-type="string" calcext:value-type="string" table:number-columns-spanned="1" table:number-rows-spanned="70">
            <text:p>70 Jahre Fasten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46" calcext:value-type="float" table:number-columns-spanned="1" table:number-rows-spanned="2">
            <text:p>3646</text:p>
          </table:table-cell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32:1-2</text:p>
          </table:table-cell>
          <table:table-cell table:style-name="ce2"/>
          <table:table-cell table:number-columns-repeated="1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7"/>
          <table:table-cell table:style-name="ce5" office:value-type="string" calcext:value-type="string" table:number-columns-spanned="3" table:number-rows-spanned="12">
            <text:p>Jeremia im Gefängnis (Zedekia 10, Nebukadnezar 18)</text:p>
          </table:table-cell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style-name="ce1" office:value-type="string" calcext:value-type="string" table:number-columns-spanned="1" table:number-rows-spanned="2">
            <text:p>Jer 52:29</text:p>
          </table:table-cell>
          <table:table-cell table:style-name="ce2"/>
          <table:table-cell table:number-columns-repeated="7"/>
          <table:covered-table-cell table:number-columns-repeated="3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7"/>
          <table:covered-table-cell table:number-columns-repeated="3"/>
          <table:table-cell/>
          <table:table-cell table:style-name="ce5" office:value-type="string" calcext:value-type="string" table:number-columns-spanned="2" table:number-rows-spanned="10">
            <text:p>832 Weggeführte (Nebukadnezar 18)</text:p>
          </table:table-cell>
          <table:covered-table-cell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47" calcext:value-type="float" table:number-columns-spanned="1" table:number-rows-spanned="2">
            <text:p>3647</text:p>
          </table:table-cell>
          <table:table-cell table:style-name="ce34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 table:number-columns-repeated="2"/>
          <table:table-cell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9"/>
          <table:covered-table-cell table:number-columns-repeated="3"/>
          <table:table-cell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51" calcext:value-type="float" table:number-columns-spanned="1" table:number-rows-spanned="2">
            <text:p>3651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Jer 52:30</text:p>
          </table:table-cell>
          <table:table-cell table:style-name="ce2"/>
          <table:table-cell table:number-columns-repeated="15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11"/>
          <table:table-cell table:style-name="ce5" office:value-type="string" calcext:value-type="string" table:number-columns-spanned="2" table:number-rows-spanned="10">
            <text:p>Nebusaradan führt 745 weg (Nebukadnezar 23)</text:p>
          </table:table-cell>
          <table:covered-table-cell/>
          <table:table-cell table:number-columns-repeated="2"/>
          <table:covered-table-cell/>
          <table:table-cell/>
          <table:covered-table-cell/>
          <table:table-cell table:number-columns-repeated="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60" calcext:value-type="float" table:number-columns-spanned="1" table:number-rows-spanned="2">
            <text:p>3660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62" calcext:value-type="float" table:number-columns-spanned="1" table:number-rows-spanned="2">
            <text:p>3662</text:p>
          </table:table-cell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72" calcext:value-type="float" table:number-columns-spanned="1" table:number-rows-spanned="2">
            <text:p>3672</text:p>
          </table:table-cell>
          <table:table-cell table:style-name="ce34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2"/>
          <table:table-cell table:style-name="ce23" office:value-type="string" calcext:value-type="string" table:number-columns-spanned="1" table:number-rows-spanned="12">
            <text:p>Ewil-Merodach</text:p>
          </table:table-cell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covered-table-cell table:style-name="ce34"/>
          <table:covered-table-cell/>
          <table:table-cell/>
        </table:table-row>
        <table:table-row table:style-name="ro2">
          <table:table-cell table:number-columns-repeated="13"/>
          <table:covered-table-cell table:number-columns-repeated="2"/>
          <table:table-cell table:number-columns-repeated="2"/>
          <table:covered-table-cell/>
          <table:table-cell table:number-columns-repeated="6"/>
          <table:covered-table-cell/>
          <table:table-cell table:number-columns-repeated="2"/>
          <table:covered-table-cell table:style-name="ce8"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style-name="ce3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2. Kö 25:27</text:p>
          </table:table-cell>
          <table:table-cell table:style-name="ce2"/>
          <table:table-cell table:style-name="ce1" office:value-type="string" calcext:value-type="string" table:number-columns-spanned="1" table:number-rows-spanned="2">
            <text:p>Jer 52:31</text:p>
          </table:table-cell>
          <table:table-cell table:number-columns-repeated="14"/>
          <table:covered-table-cell/>
          <table:table-cell table:number-columns-repeated="6"/>
          <table:covered-table-cell/>
          <table:table-cell table:number-columns-repeated="2"/>
          <table:covered-table-cell table:style-name="ce8"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0"/>
          <table:table-cell table:style-name="ce35" office:value-type="float" office:value="25.12" calcext:value-type="float" table:number-columns-spanned="1" table:number-rows-spanned="2">
            <text:p>25.12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covered-table-cell/>
          <table:table-cell table:number-columns-repeated="8"/>
          <table:table-cell table:style-name="ce5" office:value-type="string" calcext:value-type="string" table:number-columns-spanned="3" table:number-rows-spanned="7">
            <text:p>Im 37. J der Wegführung Jojakins erhebt Ewil-Merodak Jojakins Haupt</text:p>
          </table:table-cell>
          <table:covered-table-cell table:number-columns-repeated="2"/>
          <table:table-cell table:number-columns-repeated="3"/>
          <table:covered-table-cell/>
          <table:table-cell table:number-columns-repeated="9"/>
          <table:covered-table-cell table:style-name="ce8"/>
          <table:table-cell/>
          <table:covered-table-cell/>
          <table:table-cell table:number-columns-repeated="2"/>
          <table:covered-table-cell/>
          <table:table-cell/>
          <table:table-cell table:style-name="ce33"/>
          <table:table-cell table:style-name="ce30"/>
          <table:covered-table-cell table:style-name="ce34"/>
          <table:table-cell table:number-columns-repeated="2"/>
        </table:table-row>
        <table:table-row table:style-name="ro2">
          <table:table-cell table:number-columns-repeated="11"/>
          <table:covered-table-cell table:style-name="ce5"/>
          <table:covered-table-cell table:number-columns-repeated="2"/>
          <table:table-cell table:number-columns-repeated="3"/>
          <table:covered-table-cell/>
          <table:table-cell table:number-columns-repeated="9"/>
          <table:covered-table-cell table:style-name="ce8"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 table:number-columns-repeated="3"/>
          <table:table-cell table:number-columns-repeated="3"/>
          <table:covered-table-cell/>
          <table:table-cell table:number-columns-repeated="9"/>
          <table:covered-table-cell table:style-name="ce8"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98" calcext:value-type="float" table:number-columns-spanned="1" table:number-rows-spanned="2">
            <text:p>3698</text:p>
          </table:table-cell>
          <table:table-cell table:number-columns-repeated="2"/>
        </table:table-row>
        <table:table-row table:style-name="ro2">
          <table:table-cell table:number-columns-repeated="11"/>
          <table:covered-table-cell table:number-columns-repeated="3"/>
          <table:table-cell table:number-columns-repeated="7"/>
          <table:table-cell table:style-name="ce19" office:value-type="string" calcext:value-type="string" table:number-columns-spanned="1" table:number-rows-spanned="11">
            <text:p>Kores</text:p>
          </table:table-cell>
          <table:table-cell table:number-columns-repeated="5"/>
          <table:covered-table-cell table:style-name="ce8"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11"/>
          <table:covered-table-cell table:number-columns-repeated="3"/>
          <table:table-cell table:number-columns-repeated="7"/>
          <table:covered-table-cell/>
          <table:table-cell table:number-columns-repeated="5"/>
          <table:covered-table-cell table:style-name="ce8"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 table:number-columns-repeated="3"/>
          <table:table-cell table:number-columns-repeated="7"/>
          <table:covered-table-cell/>
          <table:table-cell table:number-columns-repeated="5"/>
          <table:covered-table-cell table:style-name="ce8"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11"/>
          <table:covered-table-cell table:number-columns-repeated="3"/>
          <table:table-cell table:number-columns-repeated="7"/>
          <table:covered-table-cell/>
          <table:table-cell table:number-columns-repeated="5"/>
          <table:covered-table-cell table:style-name="ce8"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699" calcext:value-type="float" table:number-columns-spanned="1" table:number-rows-spanned="2">
            <text:p>3699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 table:style-name="ce8"/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5"/>
          <table:covered-table-cell table:style-name="ce8"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700" calcext:value-type="float" table:number-columns-spanned="1" table:number-rows-spanned="2">
            <text:p>3700</text:p>
          </table:table-cell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21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701" calcext:value-type="float" table:number-columns-spanned="1" table:number-rows-spanned="2">
            <text:p>3701</text:p>
          </table:table-cell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 table:number-columns-repeated="2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9"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712" calcext:value-type="float" table:number-columns-spanned="1" table:number-rows-spanned="2">
            <text:p>3712</text:p>
          </table:table-cell>
          <table:table-cell table:number-columns-repeated="2"/>
        </table:table-row>
        <table:table-row table:style-name="ro2">
          <table:table-cell table:number-columns-repeated="27"/>
          <table:table-cell table:style-name="ce19" office:value-type="string" calcext:value-type="string" table:number-columns-spanned="1" table:number-rows-spanned="32">
            <text:p>Darius</text:p>
          </table:table-cell>
          <table:table-cell/>
          <table:covered-table-cell/>
          <table:table-cell table:number-columns-repeated="2"/>
          <table:covered-table-cell/>
          <table:table-cell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1"/>
          <table:table-cell table:style-name="ce30"/>
          <table:table-cell table:style-name="ce34" office:value-type="float" office:value="3713" calcext:value-type="float" table:number-columns-spanned="1" table:number-rows-spanned="2">
            <text:p>3713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covered-table-cell table:style-name="ce34"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style-name="ce3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1</text:p>
          </table:table-cell>
          <table:table-cell table:style-name="ce2"/>
          <table:table-cell table:number-columns-repeated="2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0"/>
          <table:table-cell table:style-name="ce35" office:value-type="string" calcext:value-type="string" table:number-columns-spanned="1" table:number-rows-spanned="2">
            <text:p>8. Monat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3"/>
          <table:table-cell table:style-name="ce30"/>
          <table:covered-table-cell table:style-name="ce34"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4"/>
          <table:table-cell table:style-name="ce30"/>
          <table:table-cell table:style-name="ce3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1:2</text:p>
          </table:table-cell>
          <table:table-cell table:style-name="ce2"/>
          <table:table-cell table:number-columns-repeated="2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2"/>
          <table:table-cell table:style-name="ce30"/>
          <table:table-cell table:style-name="ce35" office:value-type="float" office:value="24.11" calcext:value-type="float" table:number-columns-spanned="1" table:number-rows-spanned="2">
            <text:p>24.11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5"/>
          <table:covered-table-cell/>
          <table:table-cell/>
          <table:covered-table-cell/>
          <table:table-cell table:number-columns-repeated="2"/>
          <table:covered-table-cell/>
          <table:table-cell/>
          <table:table-cell table:style-name="ce33"/>
          <table:table-cell table:style-name="ce30"/>
          <table:covered-table-cell table:style-name="ce34"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2"/>
          <table:covered-table-cell/>
          <table:table-cell table:number-columns-repeated="2"/>
          <table:table-cell table:style-name="ce30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1" table:number-rows-spanned="2">
            <text:p>Sach 1:12</text:p>
          </table:table-cell>
          <table:table-cell table:style-name="ce2"/>
          <table:table-cell table:number-columns-repeated="25"/>
          <table:covered-table-cell/>
          <table:table-cell/>
          <table:covered-table-cell/>
          <table:table-cell table:number-columns-repeated="2"/>
          <table:covered-table-cell/>
          <table:table-cell table:number-columns-repeated="6"/>
        </table:table-row>
        <table:table-row table:style-name="ro2">
          <table:covered-table-cell/>
          <table:table-cell table:style-name="ce3"/>
          <table:table-cell table:number-columns-repeated="25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714" calcext:value-type="float" table:number-columns-spanned="1" table:number-rows-spanned="2">
            <text:p>3714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9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4"/>
          <table:table-cell table:style-name="ce31"/>
          <table:table-cell table:style-name="ce30"/>
          <table:table-cell table:style-name="ce34" office:value-type="float" office:value="3715" calcext:value-type="float" table:number-columns-spanned="1" table:number-rows-spanned="2">
            <text:p>3715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5"/>
          <table:table-cell table:style-name="ce30"/>
          <table:covered-table-cell table:style-name="ce34"/>
          <table:table-cell table:number-columns-repeated="2"/>
        </table:table-row>
        <table:table-row table:style-name="ro2">
          <table:table-cell table:number-columns-repeated="27"/>
          <table:covered-table-cell/>
          <table:table-cell/>
          <table:covered-table-cell/>
          <table:table-cell table:number-columns-repeated="5"/>
          <table:table-cell table:style-name="ce30"/>
          <table:table-cell table:style-name="ce34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1" table:number-rows-spanned="2">
            <text:p>Sach 7:1-5</text:p>
          </table:table-cell>
          <table:table-cell table:style-name="ce2"/>
          <table:table-cell table:number-columns-repeated="25"/>
          <table:covered-table-cell/>
          <table:table-cell/>
          <table:covered-table-cell/>
          <table:table-cell table:number-columns-repeated="4"/>
          <table:table-cell table:style-name="ce32"/>
          <table:table-cell table:style-name="ce30"/>
          <table:table-cell table:style-name="ce35" office:value-type="float" office:value="4.9" calcext:value-type="float" table:number-columns-spanned="1" table:number-rows-spanned="2">
            <text:p>4.9</text:p>
          </table:table-cell>
          <table:table-cell table:number-columns-repeated="2"/>
        </table:table-row>
        <table:table-row table:style-name="ro2">
          <table:covered-table-cell/>
          <table:table-cell table:style-name="ce3"/>
          <table:table-cell table:number-columns-repeated="25"/>
          <table:covered-table-cell/>
          <table:table-cell table:number-columns-repeated="6"/>
          <table:table-cell table:style-name="ce33"/>
          <table:table-cell table:style-name="ce30"/>
          <table:covered-table-cell table:style-name="ce34"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11"/>
        </table:table-row>
        <table:table-row table:style-name="ro2">
          <table:table-cell table:number-columns-repeated="27"/>
          <table:covered-table-cell/>
          <table:table-cell table:number-columns-repeated="11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716" calcext:value-type="float" table:number-columns-spanned="1" table:number-rows-spanned="2">
            <text:p>3716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11"/>
        </table:table-row>
        <table:table-row table:style-name="ro2">
          <table:table-cell table:number-columns-repeated="27"/>
          <table:covered-table-cell/>
          <table:table-cell table:number-columns-repeated="11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1"/>
          <table:table-cell table:style-name="ce30"/>
          <table:table-cell table:style-name="ce34" office:value-type="float" office:value="3717" calcext:value-type="float" table:number-columns-spanned="1" table:number-rows-spanned="2">
            <text:p>3717</text:p>
          </table:table-cell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6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11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3718" calcext:value-type="float" table:number-columns-spanned="1" table:number-rows-spanned="2">
            <text:p>3718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 table:number-rows-repeated="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3752" calcext:value-type="float" table:number-columns-spanned="1" table:number-rows-spanned="2">
            <text:p>3752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7356" calcext:value-type="float" table:number-columns-spanned="1" table:number-rows-spanned="2">
            <text:p>7356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3761" calcext:value-type="float" table:number-columns-spanned="1" table:number-rows-spanned="2">
            <text:p>3761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3777" calcext:value-type="float" table:number-columns-spanned="1" table:number-rows-spanned="2">
            <text:p>3777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3790" calcext:value-type="float" table:number-columns-spanned="1" table:number-rows-spanned="2">
            <text:p>3790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3802" calcext:value-type="float" table:number-columns-spanned="1" table:number-rows-spanned="2">
            <text:p>3802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4146" calcext:value-type="float" table:number-columns-spanned="1" table:number-rows-spanned="2">
            <text:p>4146</text:p>
          </table:table-cell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5"/>
          <table:table-cell table:style-name="ce30"/>
          <table:table-cell table:number-columns-repeated="3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4197" calcext:value-type="float" table:number-columns-spanned="1" table:number-rows-spanned="2">
            <text:p>4197</text:p>
          </table:table-cell>
          <table:table-cell table:style-name="ce34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5"/>
          <table:table-cell table:style-name="ce30"/>
          <table:covered-table-cell table:number-columns-repeated="2"/>
          <table:table-cell/>
        </table:table-row>
        <table:table-row table:style-name="ro2">
          <table:table-cell table:number-columns-repeated="4"/>
          <table:table-cell table:style-name="ce5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5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30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30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5"/>
          <table:table-cell table:style-name="ce31"/>
          <table:table-cell table:style-name="ce30"/>
          <table:table-cell table:style-name="ce34" office:value-type="float" office:value="4200" calcext:value-type="float" table:number-columns-spanned="1" table:number-rows-spanned="2">
            <text:p>4200</text:p>
          </table:table-cell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5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30"/>
        </table:table-row>
        <table:table-row table:style-name="ro2">
          <table:table-cell table:number-columns-repeated="4"/>
          <table:covered-table-cell table:number-columns-repeated="2"/>
          <table:table-cell/>
          <table:covered-table-cell table:number-columns-repeated="2"/>
          <table:table-cell table:number-columns-repeated="25"/>
          <table:table-cell table:style-name="ce31"/>
          <table:table-cell table:style-name="ce30"/>
          <table:table-cell table:style-name="ce34" office:value-type="float" office:value="4207" calcext:value-type="float" table:number-columns-spanned="1" table:number-rows-spanned="2">
            <text:p>4207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4214" calcext:value-type="float" table:number-columns-spanned="1" table:number-rows-spanned="2">
            <text:p>4214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 table:number-rows-repeated="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4230" calcext:value-type="float" table:number-columns-spanned="1" table:number-rows-spanned="2">
            <text:p>4230</text:p>
          </table:table-cell>
          <table:table-cell table:style-name="ce34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 table:number-columns-repeated="2"/>
          <table:table-cell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4246" calcext:value-type="float" table:number-columns-spanned="1" table:number-rows-spanned="2">
            <text:p>4246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4260" calcext:value-type="float" table:number-columns-spanned="1" table:number-rows-spanned="2">
            <text:p>4260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4263" calcext:value-type="float" table:number-columns-spanned="1" table:number-rows-spanned="2">
            <text:p>4263</text:p>
          </table:table-cell>
          <table:table-cell table:number-columns-repeated="2"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4"/>
          <table:table-cell table:style-name="ce31"/>
          <table:table-cell table:style-name="ce30"/>
          <table:table-cell table:style-name="ce34" office:value-type="float" office:value="4303" calcext:value-type="float" table:number-columns-spanned="1" table:number-rows-spanned="2">
            <text:p>4303</text:p>
          </table:table-cell>
          <table:table-cell table:style-name="ce34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4"/>
          <table:table-cell table:style-name="ce3"/>
          <table:table-cell table:style-name="ce30"/>
          <table:covered-table-cell table:number-columns-repeated="2"/>
          <table:table-cell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>
          <table:table-cell table:number-columns-repeated="39"/>
        </table:table-row>
        <table:table-row table:style-name="ro2">
          <table:table-cell table:number-columns-repeated="35"/>
          <table:table-cell table:style-name="ce30"/>
          <table:table-cell table:style-name="ce34" table:number-columns-spanned="1" table:number-rows-spanned="2"/>
          <table:table-cell table:number-columns-repeated="2"/>
        </table:table-row>
        <table:table-row table:style-name="ro2">
          <table:table-cell table:number-columns-repeated="35"/>
          <table:table-cell table:style-name="ce30"/>
          <table:covered-table-cell/>
          <table:table-cell table:number-columns-repeated="2"/>
        </table:table-row>
        <table:table-row table:style-name="ro2" table:number-rows-repeated="3988">
          <table:table-cell table:number-columns-repeated="39"/>
        </table:table-row>
        <table:table-row table:style-name="ro2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09:54:50.801918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0.5.2$Linux_X86_64 LibreOffice_project/00m0$Build-2</meta:generator>
    <dc:date>2016-06-15T11:13:42.243138890</dc:date>
    <meta:editing-duration>PT15H5M26S</meta:editing-duration>
    <meta:editing-cycles>151</meta:editing-cycles>
    <meta:document-statistic meta:table-count="1" meta:cell-count="499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